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  <style:text-properties officeooo:paragraph-rsid="001570bd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  <style:text-properties fo:font-weight="bold"/>
    </style:style>
    <style:style style:name="P4" style:family="paragraph" style:parent-style-name="Text_20_body">
      <style:paragraph-properties fo:line-height="114%"/>
    </style:style>
    <style:style style:name="P5" style:family="paragraph" style:parent-style-name="Text_20_body">
      <style:paragraph-properties fo:line-height="114%"/>
      <style:text-properties fo:font-weight="normal" officeooo:paragraph-rsid="0016e70e" style:font-weight-asian="normal" style:font-weight-complex="normal"/>
    </style:style>
    <style:style style:name="P6" style:family="paragraph" style:parent-style-name="Text_20_body">
      <style:paragraph-properties fo:line-height="114%"/>
      <style:text-properties officeooo:paragraph-rsid="0016e70e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  <style:text-properties officeooo:paragraph-rsid="0016e70e"/>
    </style:style>
    <style:style style:name="P8" style:family="paragraph" style:parent-style-name="Heading_20_3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  <style:text-properties fo:font-weight="bold"/>
    </style:style>
    <style:style style:name="P9" style:family="paragraph" style:parent-style-name="Text_20_body">
      <style:paragraph-properties fo:line-height="114%"/>
      <style:text-properties fo:font-weight="bold"/>
    </style:style>
    <style:style style:name="P10" style:family="paragraph" style:parent-style-name="Text_20_body" style:list-style-name="L1">
      <style:paragraph-properties fo:line-height="114%"/>
    </style:style>
    <style:style style:name="P11" style:family="paragraph" style:parent-style-name="Quotations">
      <style:paragraph-properties fo:line-height="114%"/>
    </style:style>
    <style:style style:name="P12" style:family="paragraph" style:parent-style-name="Quotations" style:list-style-name="L2">
      <style:paragraph-properties fo:line-height="114%"/>
    </style:style>
    <style:style style:name="P13" style:family="paragraph" style:parent-style-name="Text_20_body" style:list-style-name="L3">
      <style:paragraph-properties fo:line-height="114%"/>
    </style:style>
    <style:style style:name="P14" style:family="paragraph" style:parent-style-name="Quotations" style:list-style-name="L4">
      <style:paragraph-properties fo:line-height="114%"/>
    </style:style>
    <style:style style:name="P15" style:family="paragraph" style:parent-style-name="Text_20_body" style:list-style-name="L5">
      <style:paragraph-properties fo:line-height="114%"/>
    </style:style>
    <style:style style:name="P16" style:family="paragraph" style:parent-style-name="Quotations" style:list-style-name="L6">
      <style:paragraph-properties fo:line-height="114%"/>
    </style:style>
    <style:style style:name="T1" style:family="text">
      <style:text-properties officeooo:rsid="0016e70e"/>
    </style:style>
    <style:style style:name="T2" style:family="text">
      <style:text-properties fo:font-weight="bold"/>
    </style:style>
    <style:style style:name="T3" style:family="text">
      <style:text-properties officeooo:rsid="001570b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9592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OQUE <text:span text:style-name="T1">PREGUNTAS</text:span></text:p>
      <text:p text:style-name="P1">--------------------------------------------------</text:p>
      <text:p text:style-name="P1"/>
      <text:p text:style-name="P1">1. ¿Qué significa la sigla XML?</text:p>
      <text:p text:style-name="P1">a) eXtensible Markup Language</text:p>
      <text:p text:style-name="P1">b) eXtra Modern Language</text:p>
      <text:p text:style-name="P1">c) eXpanded Markup Logic</text:p>
      <text:p text:style-name="P1">d) eXtreme Markup Language</text:p>
      <text:p text:style-name="P1">SOLUCIÓN:</text:p>
      <text:p text:style-name="P1">a) ES CORRECTA: Es el nombre estándar definido por el W3C para este lenguaje de marcado.</text:p>
      <text:p text:style-name="P1">b) ES INCORRECTA: No existe tal denominación en los estándares oficiales.</text:p>
      <text:p text:style-name="P1">c) ES INCORRECTA: Aunque XML estructura lógica, la "L" corresponde a "Language".</text:p>
      <text:p text:style-name="P1">d) ES INCORRECTA: Es un error común; el término correcto es eXtensible.</text:p>
      <text:p text:style-name="P1"/>
      <text:p text:style-name="P1">2. ¿Cuál es el propósito principal de XML?</text:p>
      <text:p text:style-name="P1">a) Definir el color de fondo de una web.</text:p>
      <text:p text:style-name="P1">b) Almacenar y transportar datos de forma estructurada.</text:p>
      <text:p text:style-name="P1">c) Ejecutar scripts en el lado del servidor.</text:p>
      <text:p text:style-name="P1">d) Crear animaciones para dispositivos móviles.</text:p>
      <text:p text:style-name="P1">SOLUCIÓN:</text:p>
      <text:p text:style-name="P1">a) ES INCORRECTA: Esa es una función propia de CSS.</text:p>
      <text:p text:style-name="P1">b) ES CORRECTA: XML describe la información para que sea legible por humanos y máquinas.</text:p>
      <text:p text:style-name="P1">c) ES INCORRECTA: XML es un lenguaje de marcas, no un lenguaje de programación.</text:p>
      <text:p text:style-name="P1">d) ES INCORRECTA: Para animaciones se usan lenguajes como JavaScript o formatos como SVG.</text:p>
      <text:p text:style-name="P1"/>
      <text:p text:style-name="P1">3. ¿Qué regla de sintaxis es obligatoria para las etiquetas XML?</text:p>
      <text:p text:style-name="P1">a) Todas deben ser escritas en mayúsculas.</text:p>
      <text:p text:style-name="P1">b) Pueden quedar abiertas si el documento es corto.</text:p>
      <text:p text:style-name="P1">c) Todas las etiquetas de apertura deben tener su etiqueta de cierre.</text:p>
      <text:p text:style-name="P1">d) Las etiquetas no pueden contener números.</text:p>
      <text:p text:style-name="P1">SOLUCIÓN:</text:p>
      <text:p text:style-name="P1">a) ES INCORRECTA: XML permite minúsculas, pero es sensible a la diferencia entre ellas.</text:p>
      <text:p text:style-name="P1">b) ES INCORRECTA: Un XML con etiquetas abiertas no está "bien formado".</text:p>
      <text:p text:style-name="P1">c) ES CORRECTA: Es una regla fundamental para mantener la estructura jerárquica.</text:p>
      <text:p text:style-name="P1">d) ES INCORRECTA: Pueden contener números, siempre que no empiecen por uno.</text:p>
      <text:p text:style-name="P1"/>
      <text:p text:style-name="P1">4. ¿Qué es el "elemento raíz" en un documento XML?</text:p>
      <text:p text:style-name="P1">a) La primera línea que define la versión de XML.</text:p>
      <text:p text:style-name="P1">b) El elemento único que contiene a todos los demás elementos del documento.</text:p>
      <text:p text:style-name="P1">c) Una etiqueta que se coloca al final para cerrar el archivo.</text:p>
      <text:p text:style-name="P1">d) El archivo DTD que valida el contenido.</text:p>
      <text:p text:style-name="P1">SOLUCIÓN:</text:p>
      <text:p text:style-name="P1">a) ES INCORRECTA: Eso se llama prólogo o declaración XML.</text:p>
      <text:p text:style-name="P1">b) ES CORRECTA: Todo documento XML debe tener exactamente un nodo raíz (tronco del árbol).</text:p>
      <text:p text:style-name="P1">c) ES INCORRECTA: El elemento raíz envuelve el contenido, no es solo una etiqueta final.</text:p>
      <text:p text:style-name="P1">d) ES INCORRECTA: La DTD es un archivo externo o una definición, no un elemento raíz.</text:p>
      <text:p text:style-name="P1"><text:soft-page-break/></text:p>
      <text:p text:style-name="P1">5. ¿Cuál es la forma correcta de representar un elemento vacío llamado "vela"?</text:p>
      <text:p text:style-name="P1">a) &lt;vela&gt;</text:p>
      <text:p text:style-name="P1">b) &lt;vela /&gt;</text:p>
      <text:p text:style-name="P1">c) &lt;/vela&gt;</text:p>
      <text:p text:style-name="P1">d) &lt;vela!&gt;</text:p>
      <text:p text:style-name="P1">SOLUCIÓN:</text:p>
      <text:p text:style-name="P1">a) ES INCORRECTA: Falta la etiqueta de cierre obligatoria.</text:p>
      <text:p text:style-name="P1">b) ES CORRECTA: Es la sintaxis abreviada permitida para elementos sin contenido.</text:p>
      <text:p text:style-name="P1">c) ES INCORRECTA: Eso es solo una etiqueta de cierre, falta la de apertura.</text:p>
      <text:p text:style-name="P1">d) ES INCORRECTA: El signo de exclamación no es parte de la sintaxis de elementos comunes.</text:p>
      <text:p text:style-name="P1"/>
      <text:p text:style-name="P1"/>
      <text:p text:style-name="P1"/>
      <text:p text:style-name="P1">6. ¿Cómo se define el atributo "color" con el valor "blanco" en una etiqueta &lt;vela&gt;?</text:p>
      <text:p text:style-name="P1">a) &lt;vela color:blanco&gt;</text:p>
      <text:p text:style-name="P1">b) &lt;vela color="blanco"&gt;</text:p>
      <text:p text:style-name="P1">c) &lt;vela "color"=blanco&gt;</text:p>
      <text:p text:style-name="P1">d) &lt;vela color=blanco&gt;</text:p>
      <text:p text:style-name="P1">SOLUCIÓN:</text:p>
      <text:p text:style-name="P1">a) ES INCORRECTA: XML usa el signo "=" para asignar valores.</text:p>
      <text:p text:style-name="P1">b) ES CORRECTA: Los atributos deben ir seguidos de "=" y su valor entre comillas.</text:p>
      <text:p text:style-name="P1">c) ES INCORRECTA: El nombre del atributo no lleva comillas, solo el valor.</text:p>
      <text:p text:style-name="P1">d) ES INCORRECTA: En XML las comillas son obligatorias, a diferencia de algunos casos en HTML.</text:p>
      <text:p text:style-name="P1"/>
      <text:p text:style-name="P1">7. ¿Qué significa que XML es "Case-Sensitive"?</text:p>
      <text:p text:style-name="P1">a) Que no importa si escribes en mayúsculas o minúsculas.</text:p>
      <text:p text:style-name="P1">b) Que las etiquetas &lt;Vela&gt; y &lt;vela&gt; se consideran diferentes.</text:p>
      <text:p text:style-name="P1">c) Que el documento solo acepta caracteres especiales.</text:p>
      <text:p text:style-name="P1">d) Que el tamaño del archivo influye en su validez.</text:p>
      <text:p text:style-name="P1">SOLUCIÓN:</text:p>
      <text:p text:style-name="P1">a) ES INCORRECTA: Eso sería "Case-Insensitive".</text:p>
      <text:p text:style-name="P1">b) ES CORRECTA: XML distingue estrictamente entre mayúsculas y minúsculas.</text:p>
      <text:p text:style-name="P1">c) ES INCORRECTA: Se refiere a la sensibilidad al tipo de letra, no a caracteres especiales.</text:p>
      <text:p text:style-name="P1">d) ES INCORRECTA: El tamaño no tiene relación con la sensibilidad de caja.</text:p>
      <text:p text:style-name="P1"/>
      <text:p text:style-name="P1">8. ¿Cuál es el carácter utilizado para representar el inicio de un comentario en XML?</text:p>
      <text:p text:style-name="P1">a) //</text:p>
      <text:p text:style-name="P1">b) /*</text:p>
      <text:p text:style-name="P1">c) ):</text:p>
      <text:p text:style-name="P2">d) &lt;!-- </text:p>
      <text:p text:style-name="P2">SOLUCIÓN:</text:p>
      <text:p text:style-name="P2"><text:span text:style-name="T2">a) </text:span><text:span text:style-name="Source_20_Text"><text:span text:style-name="T2">//</text:span></text:span>: Se utiliza para comentarios de una sola línea en lenguajes como C, Java, JavaScript y PHP.</text:p>
      <text:p text:style-name="P2"><text:span text:style-name="T2">b) </text:span><text:span text:style-name="Source_20_Text"><text:span text:style-name="T2">/*</text:span></text:span>: Se utiliza para comentarios multilínea en CSS y lenguajes derivados de C.</text:p>
      <text:p text:style-name="P2"><text:soft-page-break/><text:span text:style-name="T2">c) </text:span><text:span text:style-name="Source_20_Text"><text:span text:style-name="T2">)</text:span></text:span>: No tiene ninguna función de apertura de comentarios en lenguajes de marcado o programación comunes.</text:p>
      <text:p text:style-name="P2">d) <text:s/>&lt;!-- <text:s text:c="2"/><text:span text:style-name="T3">CORRECTA</text:span></text:p>
      <text:p text:style-name="P1"/>
      <text:p text:style-name="P3">9. ¿Cuál es la forma correcta de escribir la declaración de un documento XML?</text:p>
      <text:p text:style-name="P4">a) <text:span text:style-name="Source_20_Text">&lt;xml version="1.0" encoding="UTF-8"&gt;</text:span></text:p>
      <text:p text:style-name="P4">b) <text:span text:style-name="Source_20_Text">&lt;?xml version="1.0" encoding="UTF-8"?&gt;</text:span></text:p>
      <text:p text:style-name="P4">c) <text:span text:style-name="Source_20_Text">&lt;!xml version="1.0" encoding="UTF-8"!&gt;</text:span></text:p>
      <text:p text:style-name="P4">d) <text:span text:style-name="Source_20_Text">&lt;?xml version="1.0" encoding="UTF-8"&gt;</text:span></text:p>
      <text:p text:style-name="P5">SOLUCIÓN:</text:p>
      <text:p text:style-name="P5">a) ES INCORRECTA: La declaración XML no es una etiqueta normal; requiere los signos de interrogación para ser un "procedimiento de instrucción".</text:p>
      <text:p text:style-name="P6"><text:span text:style-name="T4">b) ES CORRECTA: Debe empezar por </text:span><text:span text:style-name="Source_20_Text"><text:span text:style-name="T4">&lt;?xml</text:span></text:span><text:span text:style-name="T4"> y terminar con </text:span><text:span text:style-name="Source_20_Text"><text:span text:style-name="T4">?&gt;</text:span></text:span><text:span text:style-name="T4">. Es lo que se conoce como el prólogo XML.</text:span></text:p>
      <text:p text:style-name="P5">c) ES INCORRECTA: El signo de exclamación se utiliza para DTDs o comentarios, no para la declaración de versión.</text:p>
      <text:p text:style-name="P5">d) ES INCORRECTA: Le falta el signo de interrogación de cierre antes del símbolo mayor que.</text:p>
      <text:p text:style-name="P1"/>
      <text:p text:style-name="P1">10. ¿Qué carácter especial debe reemplazarse por la entidad "&amp;lt;"?</text:p>
      <text:p text:style-name="P1">a) &gt;</text:p>
      <text:p text:style-name="P1">b) &amp;</text:p>
      <text:p text:style-name="P1">c) &lt;</text:p>
      <text:p text:style-name="P1">d) "</text:p>
      <text:p text:style-name="P1">SOLUCIÓN:</text:p>
      <text:p text:style-name="P1">a) ES INCORRECTA: Para "&gt;" se usa "&amp;gt;".</text:p>
      <text:p text:style-name="P1">b) ES INCORRECTA: Para "&amp;" se usa "&amp;amp;".</text:p>
      <text:p text:style-name="P1">c) ES CORRECTA: "lt" significa "less than" (menor que), necesario para no confundir con etiquetas.</text:p>
      <text:p text:style-name="P1">d) ES INCORRECTA: Para las comillas se usa "&amp;quot;".</text:p>
      <text:p text:style-name="P1"/>
      <text:p text:style-name="P1">11. ¿Cuál de los siguientes nombres de etiqueta es INVÁLIDO en XML?</text:p>
      <text:p text:style-name="P1">a) &lt;_configuracion&gt;</text:p>
      <text:p text:style-name="P1">b) &lt;12meses&gt;</text:p>
      <text:p text:style-name="P1">c) &lt;Nombre-Usuario&gt;</text:p>
      <text:p text:style-name="P1">d) &lt;fecha_actual&gt;</text:p>
      <text:p text:style-name="P1">SOLUCIÓN:</text:p>
      <text:p text:style-name="P1">a) ES INCORRECTA: El guion bajo es un carácter de inicio válido.</text:p>
      <text:p text:style-name="P1">b) ES CORRECTA: Los nombres en XML NO pueden empezar por un número.</text:p>
      <text:p text:style-name="P1">c) ES INCORRECTA: El guion medio es un carácter permitido dentro del nombre.</text:p>
      <text:p text:style-name="P1">d) ES INCORRECTA: El guion bajo es perfectamente válido dentro del nombre.</text:p>
      <text:p text:style-name="P1"/>
      <text:p text:style-name="P1">12. ¿Qué relación tienen XML y CSS?</text:p>
      <text:p text:style-name="P1"><text:soft-page-break/>a) Son lenguajes que se sustituyen entre sí.</text:p>
      <text:p text:style-name="P1">b) XML almacena la información y CSS define cómo se visualiza.</text:p>
      <text:p text:style-name="P1">c) XML se usa para programar y CSS para bases de datos.</text:p>
      <text:p text:style-name="P1">d) No pueden usarse juntos en el mismo proyecto.</text:p>
      <text:p text:style-name="P1">SOLUCIÓN:</text:p>
      <text:p text:style-name="P1">a) ES INCORRECTA: Tienen funciones totalmente distintas y complementarias.</text:p>
      <text:p text:style-name="P1">b) ES CORRECTA: Se separan los datos (XML) de la presentación visual (CSS).</text:p>
      <text:p text:style-name="P1">c) ES INCORRECTA: Ninguno es un lenguaje de programación o de base de datos puro.</text:p>
      <text:p text:style-name="P1">d) ES INCORRECTA: Se vinculan mediante instrucciones de procesamiento.</text:p>
      <text:p text:style-name="P1"/>
      <text:p text:style-name="P1">13. ¿Cómo se llama a la estructura jerárquica de un documento XML?</text:p>
      <text:p text:style-name="P1">a) Estructura lineal</text:p>
      <text:p text:style-name="P1">b) Estructura de árbol</text:p>
      <text:p text:style-name="P1">c) Estructura circular</text:p>
      <text:p text:style-name="P1">d) Estructura plana</text:p>
      <text:p text:style-name="P1">SOLUCIÓN:</text:p>
      <text:p text:style-name="P1">a) ES INCORRECTA: Una lista plana no permite la jerarquía de padres e hijos.</text:p>
      <text:p text:style-name="P1">b) ES CORRECTA: Existe una raíz (tronco), ramas (elementos hijos) y hojas (datos).</text:p>
      <text:p text:style-name="P1">c) ES INCORRECTA: XML no permite referencias circulares en su estructura básica.</text:p>
      <text:p text:style-name="P1">d) ES INCORRECTA: La potencia de XML reside precisamente en no ser plano.</text:p>
      <text:p text:style-name="P1"/>
      <text:p text:style-name="P1">14. En XML, ¿qué sucede si olvidas cerrar una etiqueta?</text:p>
      <text:p text:style-name="P1">a) El sistema la cierra automáticamente.</text:p>
      <text:p text:style-name="P1">b) El documento deja de estar "bien formado" y el procesador dará error.</text:p>
      <text:p text:style-name="P1">c) El documento se convierte automáticamente en HTML.</text:p>
      <text:p text:style-name="P1">d) No sucede nada si el contenido es solo texto.</text:p>
      <text:p text:style-name="P1">SOLUCIÓN:</text:p>
      <text:p text:style-name="P1">a) ES INCORRECTA: A diferencia de algunos navegadores con HTML, los procesadores XML son estrictos.</text:p>
      <text:p text:style-name="P1">b) ES CORRECTA: La rigurosidad de XML exige que toda apertura tenga su cierre.</text:p>
      <text:p text:style-name="P1">c) ES INCORRECTA: Son lenguajes con especificaciones diferentes.</text:p>
      <text:p text:style-name="P1">d) ES INCORRECTA: Incluso con texto, la falta de cierre rompe la estructura.</text:p>
      <text:p text:style-name="P1"/>
      <text:p text:style-name="P1">15. ¿Qué es un "espacio de nombres" (Namespace) en XML?</text:p>
      <text:p text:style-name="P1">a) Un lugar físico en el disco duro donde se guardan los archivos.</text:p>
      <text:p text:style-name="P1">b) Un mecanismo para evitar conflictos cuando dos etiquetas tienen el mismo nombre.</text:p>
      <text:p text:style-name="P1">c) Una carpeta dentro de Android Studio.</text:p>
      <text:p text:style-name="P1">d) El nombre del autor del documento.</text:p>
      <text:p text:style-name="P1">SOLUCIÓN:</text:p>
      <text:p text:style-name="P1">a) ES INCORRECTA: Es un concepto lógico de sintaxis, no una ubicación física.</text:p>
      <text:p text:style-name="P1">b) ES CORRECTA: Permite distinguir, por ejemplo, una &lt;vela&gt; de cera de una &lt;vela&gt; de un barco.</text:p>
      <text:p text:style-name="P1">c) ES INCORRECTA: Aunque Android los usa, es un estándar universal de XML.</text:p>
      <text:p text:style-name="P1">d) ES INCORRECTA: El autor se pone en metadatos o comentarios, no en namespaces.</text:p>
      <text:p text:style-name="P1"/>
      <text:p text:style-name="P1"/>
      <text:p text:style-name="P1"/>
      <text:p text:style-name="P1"><text:soft-page-break/>16. ¿Cuál es el separador usado para los prefijos de Namespaces?</text:p>
      <text:p text:style-name="P1">a) Un punto (.)</text:p>
      <text:p text:style-name="P1">b) Una coma (,)</text:p>
      <text:p text:style-name="P1">c) Dos puntos (:)</text:p>
      <text:p text:style-name="P1">d) Un guion medio (-)</text:p>
      <text:p text:style-name="P1">SOLUCIÓN:</text:p>
      <text:p text:style-name="P1">a) ES INCORRECTA: El punto se usa habitualmente en lenguajes como Java o C#.</text:p>
      <text:p text:style-name="P1">b) ES INCORRECTA: La coma no es un separador de prefijos en XML.</text:p>
      <text:p text:style-name="P1">c) ES CORRECTA: La sintaxis estándar es prefijo:nombre_etiqueta.</text:p>
      <text:p text:style-name="P1">d) ES INCORRECTA: El guion forma parte del nombre, no separa el namespace.</text:p>
      <text:p text:style-name="P1"/>
      <text:p text:style-name="P1">17. ¿Qué instrucción vincula una hoja de estilo CSS a un XML?</text:p>
      <text:p text:style-name="P1">a) &lt;link href="estilo.css"&gt;</text:p>
      <text:p text:style-name="P1">b) &lt;?xml-stylesheet type="text/css" href="estilo.css"?&gt;</text:p>
      <text:p text:style-name="P1">c) &lt;style source="estilo.css"&gt;</text:p>
      <text:p text:style-name="P1">d) @import "estilo.css"</text:p>
      <text:p text:style-name="P1">SOLUCIÓN:</text:p>
      <text:p text:style-name="P1">a) ES INCORRECTA: Esa es la etiqueta usada en documentos HTML.</text:p>
      <text:p text:style-name="P1">b) ES CORRECTA: Es una instrucción de procesamiento que lee el navegador o visor.</text:p>
      <text:p text:style-name="P1">c) ES INCORRECTA: &lt;style&gt; se usa dentro de HTML para estilos internos.</text:p>
      <text:p text:style-name="P1">d) ES INCORRECTA: Esa es la sintaxis interna de los propios archivos CSS.</text:p>
      <text:p text:style-name="P1"/>
      <text:p text:style-name="P1">18. ¿Cómo se representa la entidad para el carácter "&amp;"?</text:p>
      <text:p text:style-name="P1">a) &amp;and;</text:p>
      <text:p text:style-name="P1">b) &amp;amp;</text:p>
      <text:p text:style-name="P1">c) &amp;reference;</text:p>
      <text:p text:style-name="P1">d) &amp;&amp;</text:p>
      <text:p text:style-name="P1">SOLUCIÓN:</text:p>
      <text:p text:style-name="P1">a) ES INCORRECTA: "and" no es una entidad estándar de XML.</text:p>
      <text:p text:style-name="P1">b) ES CORRECTA: "amp" viene de ampersand, el nombre del carácter.</text:p>
      <text:p text:style-name="P1">c) ES INCORRECTA: No existe tal entidad en la especificación.</text:p>
      <text:p text:style-name="P1">d) ES INCORRECTA: Escribirlo doble sigue causando error de procesamiento.</text:p>
      <text:p text:style-name="P1"/>
      <text:p text:style-name="P1">19. ¿Cuál es el valor predeterminado del atributo 'version' en el prólogo?</text:p>
      <text:p text:style-name="P1">a) 2.0</text:p>
      <text:p text:style-name="P1">b) 1.1</text:p>
      <text:p text:style-name="P1">c) 1.0</text:p>
      <text:p text:style-name="P1">d) 0.5</text:p>
      <text:p text:style-name="P1">SOLUCIÓN:</text:p>
      <text:p text:style-name="P1">a) ES INCORRECTA: La versión 2.0 no es el estándar de uso común.</text:p>
      <text:p text:style-name="P1">b) ES INCORRECTA: Existe la 1.1 pero la inmensa mayoría usa la 1.0.</text:p>
      <text:p text:style-name="P1">c) ES CORRECTA: Es la versión universalmente aceptada y utilizada.</text:p>
      <text:p text:style-name="P1">d) ES INCORRECTA: No existen versiones menores a 1.0 para producción.</text:p>
      <text:p text:style-name="P1"/>
      <text:p text:style-name="P1">20. ¿Qué indica el atributo standalone="yes"?</text:p>
      <text:p text:style-name="P1">a) Que el documento es una página web completa.</text:p>
      <text:p text:style-name="P1"><text:soft-page-break/>b) Que el documento no requiere archivos externos (como DTD) para ser procesado.</text:p>
      <text:p text:style-name="P1">c) Que el archivo se va a imprimir solo.</text:p>
      <text:p text:style-name="P1">d) Que solo hay un elemento en todo el archivo.</text:p>
      <text:p text:style-name="P1">SOLUCIÓN:</text:p>
      <text:p text:style-name="P1">a) ES INCORRECTA: No tiene relación con el tipo de contenido visual.</text:p>
      <text:p text:style-name="P1">b) ES CORRECTA: Indica que toda la información necesaria está en el propio archivo.</text:p>
      <text:p text:style-name="P1">c) ES INCORRECTA: Es una directiva para el procesador de software, no para hardware.</text:p>
      <text:p text:style-name="P1">d) ES INCORRECTA: No limita la cantidad de elementos.</text:p>
      <text:p text:style-name="P1"/>
      <text:p text:style-name="P1">21. ¿Qué tipo de datos puede contener un elemento XML?</text:p>
      <text:p text:style-name="P1">a) Solo texto plano.</text:p>
      <text:p text:style-name="P1">b) Otros elementos, atributos y texto.</text:p>
      <text:p text:style-name="P1">c) Solo números decimales.</text:p>
      <text:p text:style-name="P1">d) Únicamente archivos binarios.</text:p>
      <text:p text:style-name="P1">SOLUCIÓN:</text:p>
      <text:p text:style-name="P1">a) ES INCORRECTA: XML es jerárquico, puede contener estructuras complejas.</text:p>
      <text:p text:style-name="P1">b) ES CORRECTA: Un elemento puede ser un contenedor de múltiples tipos de información.</text:p>
      <text:p text:style-name="P1">c) ES INCORRECTA: XML no restringe el tipo de texto por defecto (todo es texto).</text:p>
      <text:p text:style-name="P1">d) ES INCORRECTA: Los binarios deben codificarse (ej. Base64) para ir en XML.</text:p>
      <text:p text:style-name="P1"/>
      <text:p text:style-name="P1">22. ¿Cómo se comenta un bloque de código en XML?</text:p>
      <text:p text:style-name="P1">a) // comentario</text:p>
      <text:p text:style-name="P1">b) /* comentario */</text:p>
      <text:p text:style-name="P7">c) `` </text:p>
      <text:p text:style-name="P7">d) # comentario</text:p>
      <text:p text:style-name="P1">SOLUCIÓN:</text:p>
      <text:p text:style-name="P1">a) ES INCORRECTA: Sintaxis de Java/C/JavaScript.</text:p>
      <text:p text:style-name="P1">b) ES INCORRECTA: Sintaxis de CSS/JavaScript.</text:p>
      <text:p text:style-name="P1">c) ES CORRECTA: Es la misma sintaxis que utiliza el lenguaje HTML.</text:p>
      <text:p text:style-name="P1">d) ES INCORRECTA: Sintaxis de lenguajes de script como Python.</text:p>
      <text:p text:style-name="P1"/>
      <text:p text:style-name="P1">23. ¿Es obligatorio el prólogo en todos los documentos XML?</text:p>
      <text:p text:style-name="P1">a) Sí, siempre.</text:p>
      <text:p text:style-name="P1">b) No, pero es muy recomendable incluirlo.</text:p>
      <text:p text:style-name="P1">c) Solo si el archivo es mayor a 1 MB.</text:p>
      <text:p text:style-name="P1">d) Solo si se usa en sistemas operativos antiguos.</text:p>
      <text:p text:style-name="P1">SOLUCIÓN:</text:p>
      <text:p text:style-name="P1">a) ES INCORRECTA: Algunos procesadores modernos pueden inferir los datos básicos.</text:p>
      <text:p text:style-name="P1">b) ES CORRECTA: Se recomienda para evitar errores de interpretación de caracteres (encoding).</text:p>
      <text:p text:style-name="P1">c) ES INCORRECTA: El tamaño del archivo no determina la necesidad del prólogo.</text:p>
      <text:p text:style-name="P1">d) ES INCORRECTA: Es una cuestión de estándares de software, no de hardware.</text:p>
      <text:p text:style-name="P1"/>
      <text:p text:style-name="P1">24. ¿Cuál es el encoding más utilizado para XML en la web?</text:p>
      <text:p text:style-name="P1">a) ISO-8859-1</text:p>
      <text:p text:style-name="P1">b) ASCII</text:p>
      <text:p text:style-name="P1">c) UTF-8</text:p>
      <text:p text:style-name="P1"><text:soft-page-break/>d) Windows-1252</text:p>
      <text:p text:style-name="P1">SOLUCIÓN:</text:p>
      <text:p text:style-name="P1">a) ES INCORRECTA: Fue común, pero no soporta todos los caracteres universales.</text:p>
      <text:p text:style-name="P1">b) ES INCORRECTA: Muy limitado, solo para inglés básico.</text:p>
      <text:p text:style-name="P1">c) ES CORRECTA: Es el estándar global que soporta casi cualquier idioma.</text:p>
      <text:p text:style-name="P1">d) ES INCORRECTA: Es un formato propietario de Microsoft, no estándar web.</text:p>
      <text:p text:style-name="P1"/>
      <text:p text:style-name="P1">25. ¿Cuál es la diferencia entre un elemento y un atributo?</text:p>
      <text:p text:style-name="P1">a) No hay diferencia, son sinónimos.</text:p>
      <text:p text:style-name="P1">b) Los elementos contienen datos y los atributos metadatos o propiedades del elemento.</text:p>
      <text:p text:style-name="P1">c) Los elementos siempre son números y los atributos texto.</text:p>
      <text:p text:style-name="P1">d) Los atributos se cierran y los elementos no.</text:p>
      <text:p text:style-name="P1">SOLUCIÓN:</text:p>
      <text:p text:style-name="P1">a) ES INCORRECTA: Tienen funciones y sintaxis muy diferentes.</text:p>
      <text:p text:style-name="P1">b) ES CORRECTA: El elemento es la entidad; el atributo da información extra sobre ella.</text:p>
      <text:p text:style-name="P1">c) ES INCORRECTA: Ambos se transmiten como texto en el archivo XML.</text:p>
      <text:p text:style-name="P1">d) ES INCORRECTA: Los elementos tienen etiquetas de cierre; los atributos no.</text:p>
      <text:p text:style-name="P1"/>
      <text:p text:style-name="P1"/>
      <text:p text:style-name="P1">26. ¿Cuál es el número máximo de elementos raíz que puede tener un archivo XML?</text:p>
      <text:p text:style-name="P1">a) No hay límite.</text:p>
      <text:p text:style-name="P1">b) Exactamente uno.</text:p>
      <text:p text:style-name="P1">c) Uno por cada atributo definido.</text:p>
      <text:p text:style-name="P1">d) Diez, si están declarados en el prólogo.</text:p>
      <text:p text:style-name="P1">SOLUCIÓN:</text:p>
      <text:p text:style-name="P1">a) ES INCORRECTA: Un XML con múltiples raíces no es procesable como documento único.</text:p>
      <text:p text:style-name="P1">b) ES CORRECTA: Todo documento XML debe ser un único árbol con un solo tronco (raíz).</text:p>
      <text:p text:style-name="P1">c) ES INCORRECTA: Los atributos pertenecen a los elementos, no definen raíces.</text:p>
      <text:p text:style-name="P1">d) ES INCORRECTA: El prólogo no puede autorizar más de un elemento raíz.</text:p>
      <text:p text:style-name="P1"/>
      <text:p text:style-name="P1">27. ¿Qué sucede si incluyes un espacio en blanco en el nombre de una etiqueta (ej: &lt;nombre usuario&gt;)?</text:p>
      <text:p text:style-name="P1">a) El procesador lo interpreta como dos etiquetas.</text:p>
      <text:p text:style-name="P1">b) Es un error de sintaxis; los nombres no pueden contener espacios.</text:p>
      <text:p text:style-name="P1">c) El espacio se sustituye automáticamente por un guion.</text:p>
      <text:p text:style-name="P1">d) Solo es válido si se usa el encoding UTF-8.</text:p>
      <text:p text:style-name="P1">SOLUCIÓN:</text:p>
      <text:p text:style-name="P1">a) ES INCORRECTA: El procesador no intentará "adivinar", simplemente fallará.</text:p>
      <text:p text:style-name="P1">b) ES CORRECTA: Los nombres de elementos deben ser continuos (se usan guiones o CamelCase).</text:p>
      <text:p text:style-name="P1">c) ES INCORRECTA: XML es un lenguaje estricto y no modifica el código del usuario.</text:p>
      <text:p text:style-name="P1">d) ES INCORRECTA: El encoding no permite violar las reglas de nomenclatura.</text:p>
      <text:p text:style-name="P1"/>
      <text:p text:style-name="P1">28. ¿Qué es un "elemento hijo" en la terminología XML?</text:p>
      <text:p text:style-name="P1">a) El elemento que aparece primero en el archivo.</text:p>
      <text:p text:style-name="P1">b) Un elemento anidado dentro de otro elemento.</text:p>
      <text:p text:style-name="P1"><text:soft-page-break/>c) Una etiqueta que no tiene atributos.</text:p>
      <text:p text:style-name="P1">d) El archivo CSS vinculado al XML.</text:p>
      <text:p text:style-name="P1">SOLUCIÓN:</text:p>
      <text:p text:style-name="P1">a) ES INCORRECTA: El primero suele ser la raíz o un hermano del primer hijo.</text:p>
      <text:p text:style-name="P1">b) ES CORRECTA: Define la relación de dependencia jerárquica.</text:p>
      <text:p text:style-name="P1">c) ES INCORRECTA: Un hijo puede tener tantos atributos como cualquier otro elemento.</text:p>
      <text:p text:style-name="P1">d) ES INCORRECTA: CSS es un recurso externo, no un elemento del árbol.</text:p>
      <text:p text:style-name="P1"/>
      <text:p text:style-name="P1">29. ¿Cuál es la entidad correcta para representar el carácter de comilla doble (")?</text:p>
      <text:p text:style-name="P1">a) &amp;comma;</text:p>
      <text:p text:style-name="P1">b) &amp;quote;</text:p>
      <text:p text:style-name="P1">c) &amp;quot;</text:p>
      <text:p text:style-name="P1">d) &amp;double;</text:p>
      <text:p text:style-name="P1">SOLUCIÓN:</text:p>
      <text:p text:style-name="P1">a) ES INCORRECTA: Esa entidad no existe para comillas.</text:p>
      <text:p text:style-name="P1">b) ES INCORRECTA: Es un error común; la forma abreviada correcta termina en 't'.</text:p>
      <text:p text:style-name="P1">c) ES CORRECTA: Proviene de "quotation mark".</text:p>
      <text:p text:style-name="P1">d) ES INCORRECTA: No es una entidad reconocida por el estándar XML.</text:p>
      <text:p text:style-name="P1"/>
      <text:p text:style-name="P1">30. ¿Qué herramienta se utiliza comúnmente para comprobar si un XML está bien formado?</text:p>
      <text:p text:style-name="P1">a) Un editor de imágenes.</text:p>
      <text:p text:style-name="P1">b) Un navegador web o un editor XML especializado.</text:p>
      <text:p text:style-name="P1">c) Una calculadora científica.</text:p>
      <text:p text:style-name="P1">d) El sistema operativo directamente.</text:p>
      <text:p text:style-name="P1">SOLUCIÓN:</text:p>
      <text:p text:style-name="P1">a) ES INCORRECTA: Las imágenes no tienen relación con la sintaxis de texto.</text:p>
      <text:p text:style-name="P1">b) ES CORRECTA: Los navegadores tienen analizadores (parsers) que muestran errores si falta un cierre.</text:p>
      <text:p text:style-name="P1">c) ES INCORRECTA: Es una herramienta de cálculo, no de análisis sintáctico.</text:p>
      <text:p text:style-name="P1">d) ES INCORRECTA: El SO solo almacena el archivo; requiere software para leerlo.</text:p>
      <text:p text:style-name="P1"/>
      <text:p text:style-name="P1">31. ¿Cuál es la diferencia entre XML y un lenguaje de programación como Java?</text:p>
      <text:p text:style-name="P1">a) No hay diferencia, ambos ejecutan algoritmos.</text:p>
      <text:p text:style-name="P1">b) XML describe datos y Java procesa lógica y acciones.</text:p>
      <text:p text:style-name="P1">c) XML es más rápido para calcular matemáticas.</text:p>
      <text:p text:style-name="P1">d) Java solo funciona si hay un archivo XML presente.</text:p>
      <text:p text:style-name="P1">SOLUCIÓN:</text:p>
      <text:p text:style-name="P1">a) ES INCORRECTA: XML es declarativo (dice "qué es"), Java es imperativo (dice "qué hacer").</text:p>
      <text:p text:style-name="P1">b) ES CORRECTA: XML es un formato de datos; Java es la inteligencia que los usa.</text:p>
      <text:p text:style-name="P1">c) ES INCORRECTA: XML no realiza cálculos por sí mismo.</text:p>
      <text:p text:style-name="P1">d) ES INCORRECTA: Java puede funcionar de forma totalmente independiente.</text:p>
      <text:p text:style-name="P1"/>
      <text:p text:style-name="P1">32. ¿Qué significa la "codificación" (encoding) en el prólogo?</text:p>
      <text:p text:style-name="P1">a) La velocidad a la que se descarga el archivo.</text:p>
      <text:p text:style-name="P1">b) El mapa de caracteres que permite representar letras de distintos idiomas.</text:p>
      <text:p text:style-name="P1">c) El nivel de seguridad contra hackers.</text:p>
      <text:p text:style-name="P1"><text:soft-page-break/>d) El número de etiquetas permitidas.</text:p>
      <text:p text:style-name="P1">SOLUCIÓN:</text:p>
      <text:p text:style-name="P1">a) ES INCORRECTA: La velocidad depende de la red, no del código.</text:p>
      <text:p text:style-name="P1">b) ES CORRECTA: Asegura que símbolos como la "ñ" o las tildes se vean correctamente.</text:p>
      <text:p text:style-name="P1">c) ES INCORRECTA: El encoding no es cifrado ni seguridad.</text:p>
      <text:p text:style-name="P1">d) ES INCORRECTA: No existe límite de etiquetas relacionado con el encoding.</text:p>
      <text:p text:style-name="P1"/>
      <text:p text:style-name="P1">33. ¿Cómo se llama al texto que aparece entre la etiqueta de apertura y la de cierre?</text:p>
      <text:p text:style-name="P1">a) Atributo.</text:p>
      <text:p text:style-name="P1">b) Contenido o PCDATA.</text:p>
      <text:p text:style-name="P1">c) Metadata.</text:p>
      <text:p text:style-name="P1">d) Comentario.</text:p>
      <text:p text:style-name="P1">SOLUCIÓN:</text:p>
      <text:p text:style-name="P1">a) ES INCORRECTA: Los atributos van dentro de la etiqueta de apertura.</text:p>
      <text:p text:style-name="P1">b) ES CORRECTA: Es la información real que transporta el elemento.</text:p>
      <text:p text:style-name="P1">c) ES INCORRECTA: La metadata suele ir en el prólogo o atributos.</text:p>
      <text:p text:style-name="P1">d) ES INCORRECTA: Los comentarios se marcan con una sintaxis especial.</text:p>
      <text:p text:style-name="P1"/>
      <text:p text:style-name="P1">34. ¿Puede una etiqueta tener dos atributos con el mismo nombre?</text:p>
      <text:p text:style-name="P1">a) Sí, si tienen valores distintos.</text:p>
      <text:p text:style-name="P1">b) No, los nombres de atributos deben ser únicos dentro de una misma etiqueta.</text:p>
      <text:p text:style-name="P1">c) Solo si el documento es una DTD.</text:p>
      <text:p text:style-name="P1">d) Solo si se separan por una coma.</text:p>
      <text:p text:style-name="P1">SOLUCIÓN:</text:p>
      <text:p text:style-name="P1">a) ES INCORRECTA: Causaría una ambigüedad que el estándar prohíbe.</text:p>
      <text:p text:style-name="P1">b) ES CORRECTA: Cada atributo debe ser único para evitar errores de procesamiento.</text:p>
      <text:p text:style-name="P1">c) ES INCORRECTA: Las DTD definen las reglas, pero el XML debe seguirlas.</text:p>
      <text:p text:style-name="P1">d) ES INCORRECTA: La coma no permite duplicidad de nombres.</text:p>
      <text:p text:style-name="P1"/>
      <text:p text:style-name="P1">35. ¿Qué símbolo se usa para cerrar una etiqueta de forma explícita?</text:p>
      <text:p text:style-name="P1">a) &gt;</text:p>
      <text:p text:style-name="P1">b) /</text:p>
      <text:p text:style-name="P1">c) \</text:p>
      <text:p text:style-name="P1">d) ?</text:p>
      <text:p text:style-name="P1">SOLUCIÓN:</text:p>
      <text:p text:style-name="P1">a) ES INCORRECTA: El símbolo &gt; cierra la etiqueta de apertura, no el elemento.</text:p>
      <text:p text:style-name="P1">b) ES CORRECTA: La barra inclinada indica el fin del elemento (ej: &lt;/etiqueta&gt;).</text:p>
      <text:p text:style-name="P1">c) ES INCORRECTA: La barra invertida no se usa en la sintaxis de etiquetas.</text:p>
      <text:p text:style-name="P1">d) ES INCORRECTA: El signo de interrogación se reserva para instrucciones de procesamiento.</text:p>
      <text:p text:style-name="P1"/>
      <text:p text:style-name="P1"/>
      <text:p text:style-name="P1"/>
      <text:p text:style-name="P1">36. ¿Es obligatorio que un elemento tenga atributos?</text:p>
      <text:p text:style-name="P1">a) Sí, al menos uno.</text:p>
      <text:p text:style-name="P1">b) No, los atributos son opcionales.</text:p>
      <text:p text:style-name="P1">c) Solo si es el elemento raíz.</text:p>
      <text:p text:style-name="P1"><text:soft-page-break/>d) Solo si el elemento está vacío.</text:p>
      <text:p text:style-name="P1">SOLUCIÓN:</text:p>
      <text:p text:style-name="P1">a) ES INCORRECTA: Muchos elementos solo contienen texto o hijos.</text:p>
      <text:p text:style-name="P1">b) ES CORRECTA: Se usan solo cuando se necesita añadir propiedades extra.</text:p>
      <text:p text:style-name="P1">c) ES INCORRECTA: La raíz tampoco requiere atributos obligatoriamente.</text:p>
      <text:p text:style-name="P1">d) ES INCORRECTA: Un elemento vacío puede simplemente no tener datos.</text:p>
      <text:p text:style-name="P1"/>
      <text:p text:style-name="P1">37. ¿Qué sucede con los comentarios en XML durante el procesamiento?</text:p>
      <text:p text:style-name="P1">a) El software los lee y ejecuta como órdenes.</text:p>
      <text:p text:style-name="P1">b) Son ignorados por el procesador y no afectan a los datos.</text:p>
      <text:p text:style-name="P1">c) Se muestran siempre al usuario final en la pantalla.</text:p>
      <text:p text:style-name="P1">d) Se borran automáticamente del archivo original.</text:p>
      <text:p text:style-name="P1">SOLUCIÓN:</text:p>
      <text:p text:style-name="P1">a) ES INCORRECTA: Los comentarios no son código ejecutable.</text:p>
      <text:p text:style-name="P1">b) ES CORRECTA: Sirven solo como notas para los desarrolladores humanos.</text:p>
      <text:p text:style-name="P1">c) ES INCORRECTA: No se renderizan a menos que se fuerce por estilo.</text:p>
      <text:p text:style-name="P1">d) ES INCORRECTA: Permanecen en el código fuente.</text:p>
      <text:p text:style-name="P1"/>
      <text:p text:style-name="P1">38. ¿Cuál es la extensión de archivo estándar para documentos XML?</text:p>
      <text:p text:style-name="P1">a) .html</text:p>
      <text:p text:style-name="P1">b) .txt</text:p>
      <text:p text:style-name="P1">c) .xml</text:p>
      <text:p text:style-name="P1">d) .exe</text:p>
      <text:p text:style-name="P1">SOLUCIÓN:</text:p>
      <text:p text:style-name="P1">a) ES INCORRECTA: Pertenece a documentos de hipertexto.</text:p>
      <text:p text:style-name="P1">b) ES INCORRECTA: Es para texto plano sin estructura definida.</text:p>
      <text:p text:style-name="P1">c) ES CORRECTA: Es la extensión que identifica el formato.</text:p>
      <text:p text:style-name="P1">d) ES INCORRECTA: Es para archivos ejecutables (programas).</text:p>
      <text:p text:style-name="P1"/>
      <text:p text:style-name="P1">39. ¿Qué relación jerárquica tienen dos elementos que están dentro del mismo padre?</text:p>
      <text:p text:style-name="P1">a) Son elementos abuelos.</text:p>
      <text:p text:style-name="P1">b) Son elementos hermanos (Siblings).</text:p>
      <text:p text:style-name="P1">c) Son elementos raíz.</text:p>
      <text:p text:style-name="P1">d) No tienen ninguna relación.</text:p>
      <text:p text:style-name="P1">SOLUCIÓN:</text:p>
      <text:p text:style-name="P1">a) ES INCORRECTA: Los abuelos están dos niveles por encima.</text:p>
      <text:p text:style-name="P1">b) ES CORRECTA: Comparten el mismo nivel jerárquico bajo un ancestro común.</text:p>
      <text:p text:style-name="P1">c) ES INCORRECTA: Solo puede haber una raíz.</text:p>
      <text:p text:style-name="P1">d) ES INCORRECTA: En XML todo elemento está relacionado por el árbol.</text:p>
      <text:p text:style-name="P1"/>
      <text:p text:style-name="P1">40. ¿Por qué se dice que XML es "portátil"?</text:p>
      <text:p text:style-name="P1">a) Porque se puede llevar en un USB.</text:p>
      <text:p text:style-name="P1">b) Porque es un formato de texto plano que cualquier sistema puede leer.</text:p>
      <text:p text:style-name="P1">c) Porque solo funciona en ordenadores portátiles.</text:p>
      <text:p text:style-name="P1">d) Porque cambia de idioma automáticamente.</text:p>
      <text:p text:style-name="P1">SOLUCIÓN:</text:p>
      <text:p text:style-name="P1"><text:soft-page-break/>a) ES INCORRECTA: Cualquier archivo se puede llevar en un USB.</text:p>
      <text:p text:style-name="P1">b) ES CORRECTA: No depende de software propietario ni de hardware específico.</text:p>
      <text:p text:style-name="P1">c) ES INCORRECTA: Funciona en servidores, móviles, PCs, etc.</text:p>
      <text:p text:style-name="P1">d) ES INCORRECTA: El idioma depende del contenido escrito, no del formato.</text:p>
      <text:p text:style-name="P1"/>
      <text:p text:style-name="P1">41. ¿Cuál es el límite de profundidad en el anidamiento de etiquetas XML?</text:p>
      <text:p text:style-name="P1">a) 10 niveles.</text:p>
      <text:p text:style-name="P1">b) 255 niveles.</text:p>
      <text:p text:style-name="P1">c) No hay un límite teórico definido por el estándar.</text:p>
      <text:p text:style-name="P1">d) Depende del color de las etiquetas.</text:p>
      <text:p text:style-name="P1">SOLUCIÓN:</text:p>
      <text:p text:style-name="P1">a) ES INCORRECTA: Se pueden superar fácilmente los 10 niveles.</text:p>
      <text:p text:style-name="P1">b) ES INCORRECTA: Aunque la memoria del PC tenga límites, el estándar no.</text:p>
      <text:p text:style-name="P1">c) ES CORRECTA: Puedes anidar tantos niveles como la lógica de tus datos requiera.</text:p>
      <text:p text:style-name="P1">d) ES INCORRECTA: El color es visual y no afecta a la estructura.</text:p>
      <text:p text:style-name="P1"/>
      <text:p text:style-name="P1">42. ¿Qué es un analizador XML (Parser)?</text:p>
      <text:p text:style-name="P1">a) Un virus que borra archivos.</text:p>
      <text:p text:style-name="P1">b) Un componente de software que lee y verifica la estructura del XML.</text:p>
      <text:p text:style-name="P1">c) Una persona que traduce XML a mano.</text:p>
      <text:p text:style-name="P1">d) El cable que conecta el monitor.</text:p>
      <text:p text:style-name="P1">SOLUCIÓN:</text:p>
      <text:p text:style-name="P1">a) ES INCORRECTA: Es una herramienta legítima de desarrollo.</text:p>
      <text:p text:style-name="P1">b) ES CORRECTA: Es el encargado de convertir el texto en una estructura de datos.</text:p>
      <text:p text:style-name="P1">c) ES INCORRECTA: Es un proceso automatizado por software.</text:p>
      <text:p text:style-name="P1">d) ES INCORRECTA: No es un componente de hardware.</text:p>
      <text:p text:style-name="P1"/>
      <text:p text:style-name="P1">43. ¿Cuál es el papel de la entidad "&amp;amp;"?</text:p>
      <text:p text:style-name="P1">a) Representar el símbolo de sumar (+).</text:p>
      <text:p text:style-name="P1">b) Representar el carácter ampersand (&amp;).</text:p>
      <text:p text:style-name="P1">c) Indicar el final del documento.</text:p>
      <text:p text:style-name="P1">d) Crear un espacio en blanco.</text:p>
      <text:p text:style-name="P1">SOLUCIÓN:</text:p>
      <text:p text:style-name="P1">a) ES INCORRECTA: El símbolo + no es un carácter reservado en XML.</text:p>
      <text:p text:style-name="P1">b) ES CORRECTA: Evita que el procesador crea que comienza otra entidad.</text:p>
      <text:p text:style-name="P1">c) ES INCORRECTA: El final lo marca la etiqueta de cierre del elemento raíz.</text:p>
      <text:p text:style-name="P1">d) ES INCORRECTA: Para espacios se usan otros métodos o entidades.</text:p>
      <text:p text:style-name="P1"/>
      <text:p text:style-name="P1">44. ¿Se pueden usar tildes en los nombres de las etiquetas?</text:p>
      <text:p text:style-name="P1">a) No, está prohibido.</text:p>
      <text:p text:style-name="P1">b) Sí, si el encoding (como UTF-8) lo permite.</text:p>
      <text:p text:style-name="P1">c) Solo en la etiqueta raíz.</text:p>
      <text:p text:style-name="P1">d) Solo si se escriben en mayúsculas.</text:p>
      <text:p text:style-name="P1">SOLUCIÓN:</text:p>
      <text:p text:style-name="P1">a) ES INCORRECTA: XML moderno permite caracteres internacionales.</text:p>
      <text:p text:style-name="P1">b) ES CORRECTA: Aunque se recomienda usar nombres simples, el estándar lo admite.</text:p>
      <text:p text:style-name="P1"><text:soft-page-break/>c) ES INCORRECTA: No hay distinción de caracteres permitidos entre raíz e hijos.</text:p>
      <text:p text:style-name="P1">d) ES INCORRECTA: Las tildes funcionan igual en mayúsculas y minúsculas.</text:p>
      <text:p text:style-name="P1"/>
      <text:p text:style-name="P1">45. ¿Qué significa "Parsed" en el término PCDATA?</text:p>
      <text:p text:style-name="P1">a) Que el texto ha sido comprimido.</text:p>
      <text:p text:style-name="P1">b) Que el procesador analizará el texto buscando otras etiquetas o entidades.</text:p>
      <text:p text:style-name="P1">c) Que el texto es secreto.</text:p>
      <text:p text:style-name="P1">d) Que el texto ha sido borrado.</text:p>
      <text:p text:style-name="P1">SOLUCIÓN:</text:p>
      <text:p text:style-name="P1">a) ES INCORRECTA: No implica reducción de tamaño.</text:p>
      <text:p text:style-name="P1">b) ES CORRECTA: "Parsed Character Data" indica que el contenido se examina.</text:p>
      <text:p text:style-name="P1">c) ES INCORRECTA: XML no ofrece secreto por defecto.</text:p>
      <text:p text:style-name="P1">d) ES INCORRECTA: Al contrario, es el texto que se conserva y lee.</text:p>
      <text:p text:style-name="P1"/>
      <text:p text:style-name="P1">46. ¿Cuál es la diferencia entre un documento XML y uno de texto plano (.txt)?</text:p>
      <text:p text:style-name="P1">a) Ninguna, son exactamente iguales.</text:p>
      <text:p text:style-name="P1">b) XML tiene una estructura jerárquica y reglas sintácticas; .txt no.</text:p>
      <text:p text:style-name="P1">c) .txt es más seguro que XML.</text:p>
      <text:p text:style-name="P1">d) XML solo se puede escribir con teclados especiales.</text:p>
      <text:p text:style-name="P1">SOLUCIÓN:</text:p>
      <text:p text:style-name="P1">a) ES INCORRECTA: Aunque ambos son texto, el XML tiene semántica.</text:p>
      <text:p text:style-name="P1">b) ES CORRECTA: XML organiza la información, el .txt es una secuencia de caracteres.</text:p>
      <text:p text:style-name="P1">c) ES INCORRECTA: La seguridad depende de otros factores.</text:p>
      <text:p text:style-name="P1">d) ES INCORRECTA: Se escriben con cualquier editor de texto normal.</text:p>
      <text:p text:style-name="P1"/>
      <text:p text:style-name="P1">47. ¿Qué parte del XML contiene los datos reales que se quieren intercambiar?</text:p>
      <text:p text:style-name="P1">a) El prólogo.</text:p>
      <text:p text:style-name="P1">b) El ejemplar o cuerpo del documento.</text:p>
      <text:p text:style-name="P1">c) Los comentarios.</text:p>
      <text:p text:style-name="P1">d) La declaración de la versión.</text:p>
      <text:p text:style-name="P1">SOLUCIÓN:</text:p>
      <text:p text:style-name="P1">a) ES INCORRECTA: El prólogo contiene configuración técnica.</text:p>
      <text:p text:style-name="P1">b) ES CORRECTA: Es donde reside la jerarquía de elementos y contenido.</text:p>
      <text:p text:style-name="P1">c) ES INCORRECTA: Los comentarios son notas opcionales e ignoradas.</text:p>
      <text:p text:style-name="P1">d) ES INCORRECTA: Es solo un dato de control de versión.</text:p>
      <text:p text:style-name="P1"/>
      <text:p text:style-name="P1">48. ¿Qué símbolo precede a una instrucción de procesamiento?</text:p>
      <text:p text:style-name="P1">a) &lt;!</text:p>
      <text:p text:style-name="P1">b) &lt;?</text:p>
      <text:p text:style-name="P1">c) &lt;#</text:p>
      <text:p text:style-name="P1">d) &lt;/</text:p>
      <text:p text:style-name="P1">SOLUCIÓN:</text:p>
      <text:p text:style-name="P1">a) ES INCORRECTA: Se usa para DTDs o comentarios.</text:p>
      <text:p text:style-name="P1">b) ES CORRECTA: Indica que lo siguiente es una orden para el software.</text:p>
      <text:p text:style-name="P1">c) ES INCORRECTA: No es un inicio válido en el estándar XML.</text:p>
      <text:p text:style-name="P1">d) ES INCORRECTA: Se usa para cerrar etiquetas.</text:p>
      <text:p text:style-name="P1"><text:soft-page-break/></text:p>
      <text:p text:style-name="P1">49. ¿Qué define el atributo "version" en el prólogo?</text:p>
      <text:p text:style-name="P1">a) El año en que se creó el archivo.</text:p>
      <text:p text:style-name="P1">b) La especificación de XML que sigue el documento.</text:p>
      <text:p text:style-name="P1">c) Cuántas veces se ha editado el archivo.</text:p>
      <text:p text:style-name="P1">d) La edad del programador.</text:p>
      <text:p text:style-name="P1">SOLUCIÓN:</text:p>
      <text:p text:style-name="P1">a) ES INCORRECTA: Para fechas se usan otros elementos o metadatos.</text:p>
      <text:p text:style-name="P1">b) ES CORRECTA: Permite al software saber qué reglas aplicar (ej: 1.0).</text:p>
      <text:p text:style-name="P1">c) ES INCORRECTA: El control de cambios es externo al estándar XML.</text:p>
      <text:p text:style-name="P1">d) ES INCORRECTA: No existe tal campo en la especificación.</text:p>
      <text:p text:style-name="P1"/>
      <text:p text:style-name="P1">50. ¿Es XML un lenguaje de programación?</text:p>
      <text:p text:style-name="P1">a) Sí, como Python o C++.</text:p>
      <text:p text:style-name="P1">b) No, es un lenguaje de marcas para estructurar información.</text:p>
      <text:p text:style-name="P1">c) Solo si incluye etiquetas de tipo &lt;script&gt;.</text:p>
      <text:p text:style-name="P1">d) Sí, porque se escribe con código.</text:p>
      <text:p text:style-name="P1">SOLUCIÓN:</text:p>
      <text:p text:style-name="P1">a) ES INCORRECTA: No tiene estructuras de control (bucles, condicionales).</text:p>
      <text:p text:style-name="P1">b) ES CORRECTA: Su propósito es la representación de datos, no la ejecución de procesos.</text:p>
      <text:p text:style-name="P1">c) ES INCORRECTA: Incluir etiquetas no cambia su naturaleza de marcado.</text:p>
      <text:p text:style-name="P1">d) ES INCORRECTA: Escribir código no implica ser un lenguaje de programación.</text:p>
      <text:p text:style-name="P1"/>
      <text:p text:style-name="P1">51. ¿Qué ocurre si un documento XML tiene dos elementos raíz?</text:p>
      <text:p text:style-name="P1">a) El procesador elige el más grande como principal.</text:p>
      <text:p text:style-name="P1">b) Es un error fatal; el documento no está bien formado.</text:p>
      <text:p text:style-name="P1">c) Se crean dos archivos independientes automáticamente.</text:p>
      <text:p text:style-name="P1">d) Solo es válido si ambos tienen el mismo nombre.</text:p>
      <text:p text:style-name="P1">SOLUCIÓN:</text:p>
      <text:p text:style-name="P1">a) ES INCORRECTA: Los procesadores no toman decisiones arbitrarias sobre la estructura.</text:p>
      <text:p text:style-name="P1">b) ES CORRECTA: La regla de "raíz única" es absoluta en la especificación XML.</text:p>
      <text:p text:style-name="P1">c) ES INCORRECTA: El formato XML no tiene capacidad de dividir archivos por sí solo.</text:p>
      <text:p text:style-name="P1">d) ES INCORRECTA: Ni siquiera con el mismo nombre se permite más de una raíz.</text:p>
      <text:p text:style-name="P1"/>
      <text:p text:style-name="P1">52. ¿Cuál es la diferencia entre PCDATA y CDATA?</text:p>
      <text:p text:style-name="P1">a) PCDATA es para imágenes y CDATA para texto.</text:p>
      <text:p text:style-name="P1">b) PCDATA es analizado por el procesador; CDATA es ignorado y tratado como texto puro.</text:p>
      <text:p text:style-name="P1">c) CDATA solo se usa en HTML y PCDATA en XML.</text:p>
      <text:p text:style-name="P1">d) No hay diferencia, son términos intercambiables.</text:p>
      <text:p text:style-name="P1">SOLUCIÓN:</text:p>
      <text:p text:style-name="P1">a) ES INCORRECTA: Ninguno de los dos almacena imágenes de forma directa (binaria).</text:p>
      <text:p text:style-name="P1">b) ES CORRECTA: En CDATA puedes poner símbolos como &lt; o &amp; sin usar entidades.</text:p>
      <text:p text:style-name="P1">c) ES INCORRECTA: Ambos son conceptos fundamentales y originarios de XML/SGML.</text:p>
      <text:p text:style-name="P1">d) ES INCORRECTA: Tienen comportamientos opuestos respecto al análisis del procesador (parser).</text:p>
      <text:p text:style-name="P1"/>
      <text:p text:style-name="P1"><text:soft-page-break/>53. ¿Cómo se define un comentario que ocupa varias líneas?</text:p>
      <text:p text:style-name="P1">a) Usando // en cada línea.</text:p>
      <text:p text:style-name="P1">b) Con la misma sintaxis envolviendo todas las líneas.</text:p>
      <text:p text:style-name="P1">c) Usando una etiqueta &lt;comment&gt;.</text:p>
      <text:p text:style-name="P1">d) No se pueden hacer comentarios multilínea en XML.</text:p>
      <text:p text:style-name="P1">SOLUCIÓN:</text:p>
      <text:p text:style-name="P1">a) ES INCORRECTA: Esa es la sintaxis de comentarios de línea en lenguajes de programación.</text:p>
      <text:p text:style-name="P1">b) ES CORRECTA: El delimitador de cierre --&gt; puede estar varias líneas después del de apertura.</text:p>
      <text:p text:style-name="P1">c) ES INCORRECTA: &lt;comment&gt; sería interpretado como un elemento de datos, no un comentario.</text:p>
      <text:p text:style-name="P1">d) ES INCORRECTA: XML permite comentarios de cualquier extensión.</text:p>
      <text:p text:style-name="P1"/>
      <text:p text:style-name="P1">54. ¿Qué es un "documento válido" en comparación con uno "bien formado"?</text:p>
      <text:p text:style-name="P1">a) Es un documento que no tiene virus.</text:p>
      <text:p text:style-name="P1">b) Es un documento bien formado que además cumple las reglas de una DTD o XSD.</text:p>
      <text:p text:style-name="P1">c) Es un documento que ha sido pagado legalmente.</text:p>
      <text:p text:style-name="P1">d) Es un documento que se abre correctamente en el móvil.</text:p>
      <text:p text:style-name="P1">SOLUCIÓN:</text:p>
      <text:p text:style-name="P1">a) ES INCORRECTA: La validez en XML se refiere a estructura lógica, no a seguridad informática.</text:p>
      <text:p text:style-name="P1">b) ES CORRECTA: La validez implica el cumplimiento de un vocabulario específico definido.</text:p>
      <text:p text:style-name="P1">c) ES INCORRECTA: No tiene relación con licencias o aspectos legales.</text:p>
      <text:p text:style-name="P1">d) ES INCORRECTA: La visualización en dispositivos no garantiza la validez estructural.</text:p>
      <text:p text:style-name="P1"/>
      <text:p text:style-name="P1">55. ¿Cuál es el carácter reservado que representa el inicio de una entidad?</text:p>
      <text:p text:style-name="P1">a) %</text:p>
      <text:p text:style-name="P1">b) &amp;</text:p>
      <text:p text:style-name="P1">c) $</text:p>
      <text:p text:style-name="P1">d) @</text:p>
      <text:p text:style-name="P1">SOLUCIÓN:</text:p>
      <text:p text:style-name="P1">a) ES INCORRECTA: El % se usa para entidades de parámetro dentro de DTD, no en el ejemplar.</text:p>
      <text:p text:style-name="P1">b) ES CORRECTA: Toda entidad (como &amp;amp;) debe comenzar obligatoriamente con ampersand.</text:p>
      <text:p text:style-name="P1">c) ES INCORRECTA: El signo de dólar no tiene una función especial en la sintaxis base de XML.</text:p>
      <text:p text:style-name="P1">d) ES INCORRECTA: El arroba se usa en otros lenguajes o selectores, pero no para entidades XML.</text:p>
      <text:p text:style-name="P1"/>
      <text:p text:style-name="P1">56. ¿Por qué no se recomienda usar espacios en los nombres de atributos?</text:p>
      <text:p text:style-name="P1">a) Porque ocupan más memoria.</text:p>
      <text:p text:style-name="P1">b) Porque está prohibido por la sintaxis; un espacio indicaría el inicio de otro atributo.</text:p>
      <text:p text:style-name="P1">c) Porque el texto se vuelve invisible.</text:p>
      <text:p text:style-name="P1">d) Porque las impresoras no pueden leerlos.</text:p>
      <text:p text:style-name="P1">SOLUCIÓN:</text:p>
      <text:p text:style-name="P1">a) ES INCORRECTA: El impacto en memoria es insignificante comparado con el error sintáctico.</text:p>
      <text:p text:style-name="P1">b) ES CORRECTA: El espacio es el separador entre atributos. &lt;etiqueta nombre apellido="X"&gt; es inválido.</text:p>
      <text:p text:style-name="P1">c) ES INCORRECTA: El texto sigue siendo visible, pero el archivo no se procesará.</text:p>
      <text:p text:style-name="P1">d) ES INCORRECTA: Es un problema de software, no de hardware de impresión.</text:p>
      <text:p text:style-name="P1"><text:soft-page-break/></text:p>
      <text:p text:style-name="P1">57. ¿Qué significa el término "Markup" en XML?</text:p>
      <text:p text:style-name="P1">a) Marca o etiqueta utilizada para estructurar el texto.</text:p>
      <text:p text:style-name="P1">b) El precio de venta del software.</text:p>
      <text:p text:style-name="P1">c) Un error en el código.</text:p>
      <text:p text:style-name="P1">d) El nombre del creador de XML.</text:p>
      <text:p text:style-name="P1">SOLUCIÓN:</text:p>
      <text:p text:style-name="P1">a) ES CORRECTA: Se refiere a las marcas (etiquetas) que rodean al contenido para darle significado.</text:p>
      <text:p text:style-name="P1">b) ES INCORRECTA: No tiene relación con términos financieros o comerciales.</text:p>
      <text:p text:style-name="P1">c) ES INCORRECTA: Un error se denomina "bug" o "syntax error".</text:p>
      <text:p text:style-name="P1">d) ES INCORRECTA: XML fue creado por un grupo de trabajo del W3C.</text:p>
      <text:p text:style-name="P1"/>
      <text:p text:style-name="P1">58. ¿Cuál es la jerarquía correcta en este ejemplo: &lt;clase&gt;&lt;alumno&gt;Juan&lt;/alumno&gt;&lt;/clase&gt;?</text:p>
      <text:p text:style-name="P1">a) Juan es el padre de alumno.</text:p>
      <text:p text:style-name="P1">b) clase es el elemento raíz e hijo de alumno.</text:p>
      <text:p text:style-name="P1">c) clase es el padre y alumno es el hijo.</text:p>
      <text:p text:style-name="P1">d) Son elementos hermanos.</text:p>
      <text:p text:style-name="P1">SOLUCIÓN:</text:p>
      <text:p text:style-name="P1">a) ES INCORRECTA: Juan es el contenido (texto) del elemento alumno.</text:p>
      <text:p text:style-name="P1">b) ES INCORRECTA: El elemento que envuelve (clase) es el padre, no el hijo.</text:p>
      <text:p text:style-name="P1">c) ES CORRECTA: La etiqueta exterior contiene a la interior, estableciendo la jerarquía.</text:p>
      <text:p text:style-name="P1">d) ES INCORRECTA: Para ser hermanos deberían estar al mismo nivel dentro de un padre común.</text:p>
      <text:p text:style-name="P1"/>
      <text:p text:style-name="P1">59. ¿Puede un atributo contener una etiqueta XML como valor?</text:p>
      <text:p text:style-name="P1">a) Sí, siempre que se usen comillas simples.</text:p>
      <text:p text:style-name="P1">b) No, el valor de un atributo es siempre una cadena de texto plano.</text:p>
      <text:p text:style-name="P1">c) Solo si el atributo se llama "xml".</text:p>
      <text:p text:style-name="P1">d) Solo en la versión 1.1 de XML.</text:p>
      <text:p text:style-name="P1">SOLUCIÓN:</text:p>
      <text:p text:style-name="P1">a) ES INCORRECTA: El tipo de comilla no cambia la restricción de contenido del atributo.</text:p>
      <text:p text:style-name="P1">b) ES CORRECTA: Si necesitas anidar etiquetas, debes usar elementos hijos, no atributos.</text:p>
      <text:p text:style-name="P1">c) ES INCORRECTA: No existen nombres de atributos que permitan violar esta regla.</text:p>
      <text:p text:style-name="P1">d) ES INCORRECTA: Es una regla fundamental de todas las versiones de XML.</text:p>
      <text:p text:style-name="P1"/>
      <text:p text:style-name="P1">60. ¿Qué herramienta permite transformar un XML en otro formato como HTML o PDF?</text:p>
      <text:p text:style-name="P1">a) DTD</text:p>
      <text:p text:style-name="P1">b) XSLT (eXtensible Stylesheet Language Transformations)</text:p>
      <text:p text:style-name="P1">c) CSS</text:p>
      <text:p text:style-name="P1">d) Notepad</text:p>
      <text:p text:style-name="P1">SOLUCIÓN:</text:p>
      <text:p text:style-name="P1">a) ES INCORRECTA: DTD solo sirve para validar, no para transformar.</text:p>
      <text:p text:style-name="P1">b) ES CORRECTA: XSLT es el lenguaje específico para convertir la estructura de un XML a otro formato.</text:p>
      <text:p text:style-name="P1">c) ES INCORRECTA: CSS solo cambia la apariencia visual, no la estructura del documento.</text:p>
      <text:p text:style-name="P1">d) ES INCORRECTA: Es un editor de texto, no tiene lógica de transformación integrada.</text:p>
      <text:p text:style-name="P1"><text:soft-page-break/></text:p>
      <text:p text:style-name="P1">61. ¿Qué es un "Parser" en el contexto de XML?</text:p>
      <text:p text:style-name="P1">a) Un tipo de virus informático.</text:p>
      <text:p text:style-name="P1">b) Un programa que analiza la estructura y sintaxis del documento.</text:p>
      <text:p text:style-name="P1">c) Una etiqueta que sirve para borrar datos.</text:p>
      <text:p text:style-name="P1">d) El nombre del cable de red.</text:p>
      <text:p text:style-name="P1">SOLUCIÓN:</text:p>
      <text:p text:style-name="P1">a) ES INCORRECTA: Es una herramienta legítima de procesamiento de datos.</text:p>
      <text:p text:style-name="P1">b) ES CORRECTA: Lee el código y verifica si cumple las reglas de "bien formado".</text:p>
      <text:p text:style-name="P1">c) ES INCORRECTA: Las etiquetas almacenan datos, no ejecutan funciones de borrado.</text:p>
      <text:p text:style-name="P1">d) ES INCORRECTA: No es un componente físico o de hardware.</text:p>
      <text:p text:style-name="P1"/>
      <text:p text:style-name="P1">62. ¿Cuál es el papel de la sección CDATA?</text:p>
      <text:p text:style-name="P1">a) Comprimir el archivo.</text:p>
      <text:p text:style-name="P1">b) Incluir texto que no debe ser analizado por el procesador (como código fuente).</text:p>
      <text:p text:style-name="P1">c) Definir el color de las etiquetas.</text:p>
      <text:p text:style-name="P1">d) Ocultar el documento a otros usuarios.</text:p>
      <text:p text:style-name="P1">SOLUCIÓN:</text:p>
      <text:p text:style-name="P1">a) ES INCORRECTA: No tiene funciones de reducción de tamaño de bits.</text:p>
      <text:p text:style-name="P1">b) ES CORRECTA: Permite usar símbolos como &lt; y &amp; sin que se interpreten como marcas.</text:p>
      <text:p text:style-name="P1">c) ES INCORRECTA: El diseño visual es tarea de CSS, no de CDATA.</text:p>
      <text:p text:style-name="P1">d) ES INCORRECTA: CDATA es visible para cualquier humano que abra el archivo.</text:p>
      <text:p text:style-name="P1"/>
      <text:p text:style-name="P1">63. ¿Cómo se representa la entidad para el carácter de comilla simple (')?</text:p>
      <text:p text:style-name="P1">a) &amp;quote;</text:p>
      <text:p text:style-name="P1">b) &amp;apos;</text:p>
      <text:p text:style-name="P1">c) &amp;simple;</text:p>
      <text:p text:style-name="P1">d) &amp;tick;</text:p>
      <text:p text:style-name="P1">SOLUCIÓN:</text:p>
      <text:p text:style-name="P1">a) ES INCORRECTA: Esta es para la comilla doble (").</text:p>
      <text:p text:style-name="P1">b) ES CORRECTA: Viene de "apostrophe", el nombre técnico de la comilla simple.</text:p>
      <text:p text:style-name="P1">c) ES INCORRECTA: No es una entidad reconocida por el estándar W3C.</text:p>
      <text:p text:style-name="P1">d) ES INCORRECTA: No existe en la especificación oficial de entidades XML.</text:p>
      <text:p text:style-name="P1"/>
      <text:p text:style-name="P1">64. ¿Qué sucede si el elemento raíz no es el primer elemento después del prólogo?</text:p>
      <text:p text:style-name="P1">a) No pasa nada si está antes del final.</text:p>
      <text:p text:style-name="P1">b) Es un error; nada puede ir antes de la raíz excepto el prólogo o comentarios.</text:p>
      <text:p text:style-name="P1">c) El procesador mueve el elemento automáticamente.</text:p>
      <text:p text:style-name="P1">d) Solo es un error si el elemento raíz se llama "root".</text:p>
      <text:p text:style-name="P1">SOLUCIÓN:</text:p>
      <text:p text:style-name="P1">a) ES INCORRECTA: XML es un lenguaje de estructura estricta y secuencial.</text:p>
      <text:p text:style-name="P1">b) ES CORRECTA: El árbol debe comenzar con la raíz después de las instrucciones de procesamiento.</text:p>
      <text:p text:style-name="P1">c) ES INCORRECTA: Los procesadores XML son pasivos; no modifican el código.</text:p>
      <text:p text:style-name="P1">d) ES INCORRECTA: El nombre de la raíz es libre, pero su posición es obligatoria.</text:p>
      <text:p text:style-name="P1"/>
      <text:p text:style-name="P1"><text:soft-page-break/>65. ¿Qué significa "PCDATA"?</text:p>
      <text:p text:style-name="P1">a) Personal Computer Data.</text:p>
      <text:p text:style-name="P1">b) Parsed Character Data.</text:p>
      <text:p text:style-name="P1">c) Permanent Code Data.</text:p>
      <text:p text:style-name="P1">d) Printed Content Data.</text:p>
      <text:p text:style-name="P1">SOLUCIÓN:</text:p>
      <text:p text:style-name="P1">a) ES INCORRECTA: Es un término de marcado, no de hardware de PC.</text:p>
      <text:p text:style-name="P1">b) ES CORRECTA: Texto que el procesador examinará buscando entidades o etiquetas.</text:p>
      <text:p text:style-name="P1">c) ES INCORRECTA: XML no define la permanencia de los datos en memoria.</text:p>
      <text:p text:style-name="P1">d) ES INCORRECTA: El término no tiene relación directa con la impresión en papel.</text:p>
      <text:p text:style-name="P1"/>
      <text:p text:style-name="P1"/>
      <text:p text:style-name="P1"/>
      <text:p text:style-name="P1">66. ¿Puede un elemento llamarse &lt;XML_Datos&gt;?</text:p>
      <text:p text:style-name="P1">a) Sí, es un nombre válido.</text:p>
      <text:p text:style-name="P1">b) No, porque los nombres no pueden empezar por las letras "XML" (en cualquier combinación).</text:p>
      <text:p text:style-name="P1">c) Solo si se escribe en minúsculas.</text:p>
      <text:p text:style-name="P1">d) Solo si es el elemento raíz.</text:p>
      <text:p text:style-name="P1">SOLUCIÓN:</text:p>
      <text:p text:style-name="P1">a) ES INCORRECTA: Violaría una reserva de nombre del estándar.</text:p>
      <text:p text:style-name="P1">b) ES CORRECTA: "xml", "XML" y variaciones están reservados para futuros estándares.</text:p>
      <text:p text:style-name="P1">c) ES INCORRECTA: La reserva afecta a mayúsculas y minúsculas por igual.</text:p>
      <text:p text:style-name="P1">d) ES INCORRECTA: La regla aplica a todos los elementos del documento.</text:p>
      <text:p text:style-name="P1"/>
      <text:p text:style-name="P1">67. ¿Cuál es la diferencia entre una etiqueta y un elemento?</text:p>
      <text:p text:style-name="P1">a) Son exactamente lo mismo.</text:p>
      <text:p text:style-name="P1">b) El elemento es la unidad completa (apertura, contenido y cierre); la etiqueta es solo la marca.</text:p>
      <text:p text:style-name="P1">c) La etiqueta tiene atributos y el elemento no.</text:p>
      <text:p text:style-name="P1">d) El elemento es para números y la etiqueta para texto.</text:p>
      <text:p text:style-name="P1">SOLUCIÓN:</text:p>
      <text:p text:style-name="P1">a) ES INCORRECTA: Es una confusión común, pero técnicamente son diferentes.</text:p>
      <text:p text:style-name="P1">b) ES CORRECTA: El elemento es el "todo", la etiqueta es la "pieza" que lo delimita.</text:p>
      <text:p text:style-name="P1">c) ES INCORRECTA: Los atributos forman parte de la etiqueta de apertura del elemento.</text:p>
      <text:p text:style-name="P1">d) ES INCORRECTA: Ambos manejan texto plano en el archivo fuente.</text:p>
      <text:p text:style-name="P1"/>
      <text:p text:style-name="P1">68. ¿Qué símbolo se usa para cerrar una instrucción de procesamiento?</text:p>
      <text:p text:style-name="P1">a) ?&gt;</text:p>
      <text:p text:style-name="P1">b) /&gt;</text:p>
      <text:p text:style-name="P1">c) !&gt;</text:p>
      <text:p text:style-name="P1">d) #&gt;</text:p>
      <text:p text:style-name="P1">SOLUCIÓN:</text:p>
      <text:p text:style-name="P1">a) ES CORRECTA: Toda instrucción abierta con &lt;? debe cerrarse con ?&gt;.</text:p>
      <text:p text:style-name="P1">b) ES INCORRECTA: Se usa para elementos vacíos.</text:p>
      <text:p text:style-name="P1">c) ES INCORRECTA: No es un cierre válido en XML.</text:p>
      <text:p text:style-name="P1">d) ES INCORRECTA: No se utiliza en la sintaxis de marcado estándar.</text:p>
      <text:p text:style-name="P1"/>
      <text:p text:style-name="P1"><text:soft-page-break/>69. ¿Cómo se define el valor de un atributo si este contiene comillas dobles?</text:p>
      <text:p text:style-name="P1">a) Se usan comillas simples para rodear el valor.</text:p>
      <text:p text:style-name="P1">b) Es imposible poner comillas dobles en un atributo.</text:p>
      <text:p text:style-name="P1">c) Se deben borrar las comillas del texto.</text:p>
      <text:p text:style-name="P1">d) Se usa el signo + para concatenar.</text:p>
      <text:p text:style-name="P1">SOLUCIÓN:</text:p>
      <text:p text:style-name="P1">a) ES CORRECTA: XML permite usar ' ' si el contenido tiene " " (o viceversa).</text:p>
      <text:p text:style-name="P1">b) ES INCORRECTA: Se puede hacer mediante el uso alternado de comillas o entidades.</text:p>
      <text:p text:style-name="P1">c) ES INCORRECTA: Los datos deben preservarse íntegros.</text:p>
      <text:p text:style-name="P1">d) ES INCORRECTA: El signo + no tiene función de concatenación en el marcado XML.</text:p>
      <text:p text:style-name="P1"/>
      <text:p text:style-name="P1">70. ¿Cuál es la principal ventaja de usar XML para intercambiar datos?</text:p>
      <text:p text:style-name="P1">a) Que es un formato binario muy rápido.</text:p>
      <text:p text:style-name="P1">b) Que es independiente de la plataforma y el software.</text:p>
      <text:p text:style-name="P1">c) Que incluye un antivirus integrado.</text:p>
      <text:p text:style-name="P1">d) Que no requiere ser escrito por humanos.</text:p>
      <text:p text:style-name="P1">SOLUCIÓN:</text:p>
      <text:p text:style-name="P1">a) ES INCORRECTA: XML es un formato basado en texto, lo que lo hace más lento que el binario.</text:p>
      <text:p text:style-name="P1">b) ES CORRECTA: Cualquier sistema (Windows, Linux, Android) puede leer texto plano.</text:p>
      <text:p text:style-name="P1">c) ES INCORRECTA: No tiene funciones de seguridad activa.</text:p>
      <text:p text:style-name="P1">d) ES INCORRECTA: Es "humano-legible", diseñado para ser escrito y leído por personas.</text:p>
      <text:p text:style-name="P1"/>
      <text:p text:style-name="P1">71. ¿Cuál es el carácter que inicia una sección CDATA?</text:p>
      <text:p text:style-name="P1">a) &lt;![CDATA[</text:p>
      <text:p text:style-name="P1">b) &lt;CDATA&gt;</text:p>
      <text:p text:style-name="P1">c) &lt;?CDATA</text:p>
      <text:p text:style-name="P1">d) &lt;*CDATA</text:p>
      <text:p text:style-name="P1">SOLUCIÓN:</text:p>
      <text:p text:style-name="P1">a) ES CORRECTA: Es la sintaxis exacta definida por el estándar para abrir estos bloques.</text:p>
      <text:p text:style-name="P1">b) ES INCORRECTA: CDATA no es una etiqueta común, sino una sección especial.</text:p>
      <text:p text:style-name="P1">c) ES INCORRECTA: El signo "?" se reserva para instrucciones de procesamiento.</text:p>
      <text:p text:style-name="P1">d) ES INCORRECTA: El asterisco no tiene función en la apertura de secciones.</text:p>
      <text:p text:style-name="P1"/>
      <text:p text:style-name="P1">72. ¿Qué ocurre si un atributo no tiene comillas en XML?</text:p>
      <text:p text:style-name="P1">a) Se asume que es un número.</text:p>
      <text:p text:style-name="P1">b) El documento deja de estar bien formado y el procesador lanza un error.</text:p>
      <text:p text:style-name="P1">c) El navegador le pone las comillas automáticamente.</text:p>
      <text:p text:style-name="P1">d) Solo es error si el valor tiene espacios.</text:p>
      <text:p text:style-name="P1">SOLUCIÓN:</text:p>
      <text:p text:style-name="P1">a) ES INCORRECTA: XML trata todo como texto; la ausencia de comillas es un error sintáctico.</text:p>
      <text:p text:style-name="P1">b) ES CORRECTA: A diferencia de HTML, en XML las comillas son obligatorias siempre.</text:p>
      <text:p text:style-name="P1">c) ES INCORRECTA: Los procesadores XML no "corrigen" el código del usuario.</text:p>
      <text:p text:style-name="P1">d) ES INCORRECTA: Es un error independientemente del contenido del valor.</text:p>
      <text:p text:style-name="P1"/>
      <text:p text:style-name="P1">73. ¿Cuál es la función del atributo "encoding" en el prólogo?</text:p>
      <text:p text:style-name="P1">a) Comprimir el archivo.</text:p>
      <text:p text:style-name="P1"><text:soft-page-break/>b) Indicar el juego de caracteres (como UTF-8) para interpretar símbolos correctamente.</text:p>
      <text:p text:style-name="P1">c) Ponerle una contraseña al archivo.</text:p>
      <text:p text:style-name="P1">d) Definir la velocidad de lectura.</text:p>
      <text:p text:style-name="P1">SOLUCIÓN:</text:p>
      <text:p text:style-name="P1">a) ES INCORRECTA: No tiene relación con algoritmos de compresión.</text:p>
      <text:p text:style-name="P1">b) ES CORRECTA: Permite que el sistema reconozca tildes, eñes y caracteres especiales.</text:p>
      <text:p text:style-name="P1">c) ES INCORRECTA: El encoding es para representación, no para seguridad.</text:p>
      <text:p text:style-name="P1">d) ES INCORRECTA: La velocidad depende del hardware, no de esta declaración.</text:p>
      <text:p text:style-name="P1"/>
      <text:p text:style-name="P1">74. ¿Cómo se llama al elemento que no tiene etiquetas de hijos ni texto?</text:p>
      <text:p text:style-name="P1">a) Elemento fantasma.</text:p>
      <text:p text:style-name="P1">b) Elemento vacío.</text:p>
      <text:p text:style-name="P1">c) Elemento nulo.</text:p>
      <text:p text:style-name="P1">d) Elemento raíz.</text:p>
      <text:p text:style-name="P1">SOLUCIÓN:</text:p>
      <text:p text:style-name="P1">a) ES INCORRECTA: No es un término técnico en XML.</text:p>
      <text:p text:style-name="P1">b) ES CORRECTA: Se puede representar como &lt;etiqueta/&gt; de forma simplificada.</text:p>
      <text:p text:style-name="P1">c) ES INCORRECTA: "Nulo" suele referirse a bases de datos, no a la estructura XML.</text:p>
      <text:p text:style-name="P1">d) ES INCORRECTA: El elemento raíz es el que contiene a todos, no suele estar vacío.</text:p>
      <text:p text:style-name="P1"/>
      <text:p text:style-name="P1">75. ¿Es válido el nombre de etiqueta &lt;Nombre Usuario&gt;?</text:p>
      <text:p text:style-name="P1">a) Sí, es muy descriptivo.</text:p>
      <text:p text:style-name="P1">b) No, los nombres no pueden contener espacios en blanco.</text:p>
      <text:p text:style-name="P1">c) Solo si se usa en la versión 1.1.</text:p>
      <text:p text:style-name="P1">d) Solo si se encierra entre comillas.</text:p>
      <text:p text:style-name="P1">SOLUCIÓN:</text:p>
      <text:p text:style-name="P1">a) ES INCORRECTA: La legibilidad humana no invalida las reglas de sintaxis de la máquina.</text:p>
      <text:p text:style-name="P1">b) ES CORRECTA: El espacio se interpreta como el fin del nombre del elemento.</text:p>
      <text:p text:style-name="P1">c) ES INCORRECTA: Ninguna versión de XML permite espacios en los nombres.</text:p>
      <text:p text:style-name="P1">d) ES INCORRECTA: Las etiquetas no llevan comillas, solo los valores de atributos.</text:p>
      <text:p text:style-name="P1"/>
      <text:p text:style-name="P1">76. ¿Qué símbolo separa el prefijo del nombre local en un Namespace?</text:p>
      <text:p text:style-name="P1">a) El punto (.)</text:p>
      <text:p text:style-name="P1">b) La coma (,)</text:p>
      <text:p text:style-name="P1">c) Los dos puntos (:)</text:p>
      <text:p text:style-name="P1">d) El guion bajo (_)</text:p>
      <text:p text:style-name="P1">SOLUCIÓN:</text:p>
      <text:p text:style-name="P1">a) ES INCORRECTA: El punto se usa en lenguajes como Java o C#, no en XML Namespaces.</text:p>
      <text:p text:style-name="P1">b) ES INCORRECTA: La coma no es un separador sintáctico en etiquetas XML.</text:p>
      <text:p text:style-name="P1">c) ES CORRECTA: La sintaxis es "prefijo:nombre", por ejemplo, "xs:element".</text:p>
      <text:p text:style-name="P1">d) ES INCORRECTA: El guion bajo se considera parte del nombre, no un separador de prefijo.</text:p>
      <text:p text:style-name="P1"/>
      <text:p text:style-name="P1">77. ¿Cuál es la principal ventaja de XML respecto a la plataforma?</text:p>
      <text:p text:style-name="P1">a) Solo funciona en Windows.</text:p>
      <text:p text:style-name="P1">b) Es independiente de la plataforma (Portable).</text:p>
      <text:p text:style-name="P1">c) Requiere un hardware muy potente.</text:p>
      <text:p text:style-name="P1"><text:soft-page-break/>d) Cambia su estructura según el sistema operativo.</text:p>
      <text:p text:style-name="P1">SOLUCIÓN:</text:p>
      <text:p text:style-name="P1">a) ES INCORRECTA: XML nació para ser universal.</text:p>
      <text:p text:style-name="P1">b) ES CORRECTA: Al ser texto plano, se lee igual en Android, iOS, Windows o Linux.</text:p>
      <text:p text:style-name="P1">c) ES INCORRECTA: Un simple editor de texto puede abrir archivos XML.</text:p>
      <text:p text:style-name="P1">d) ES INCORRECTA: La estructura es fija y definida por el creador del documento.</text:p>
      <text:p text:style-name="P1"/>
      <text:p text:style-name="P1">78. ¿Cómo se define un atributo que puede tener o no valor en una DTD?</text:p>
      <text:p text:style-name="P1">a) #REQUIRED</text:p>
      <text:p text:style-name="P1">b) #IMPLIED</text:p>
      <text:p text:style-name="P1">c) #FIXED</text:p>
      <text:p text:style-name="P1">d) #OPTIONAL</text:p>
      <text:p text:style-name="P1">SOLUCIÓN:</text:p>
      <text:p text:style-name="P1">a) ES INCORRECTA: #REQUIRED obliga a que el atributo aparezca siempre.</text:p>
      <text:p text:style-name="P1">b) ES CORRECTA: #IMPLIED indica que el atributo es opcional.</text:p>
      <text:p text:style-name="P1">c) ES INCORRECTA: #FIXED obliga a un valor constante.</text:p>
      <text:p text:style-name="P1">d) ES INCORRECTA: "OPTIONAL" no es una palabra clave válida en DTD.</text:p>
      <text:p text:style-name="P1"/>
      <text:p text:style-name="P1">79. ¿Qué sección del XML se utiliza para metadatos técnicos?</text:p>
      <text:p text:style-name="P1">a) El ejemplar.</text:p>
      <text:p text:style-name="P1">b) El prólogo.</text:p>
      <text:p text:style-name="P1">c) El contenido PCDATA.</text:p>
      <text:p text:style-name="P1">d) Las etiquetas de cierre.</text:p>
      <text:p text:style-name="P1">SOLUCIÓN:</text:p>
      <text:p text:style-name="P1">a) ES INCORRECTA: El ejemplar contiene los datos del negocio o aplicación.</text:p>
      <text:p text:style-name="P1">b) ES CORRECTA: El prólogo indica versión, codificación y vinculación de esquemas.</text:p>
      <text:p text:style-name="P1">c) ES INCORRECTA: El PCDATA es el texto informativo para el usuario.</text:p>
      <text:p text:style-name="P1">d) ES INCORRECTA: Las etiquetas de cierre solo marcan el final de un elemento.</text:p>
      <text:p text:style-name="P1"/>
      <text:p text:style-name="P1">80. ¿Qué significa "Well-formed" (Bien formado)?</text:p>
      <text:p text:style-name="P1">a) Que el documento es estéticamente bonito.</text:p>
      <text:p text:style-name="P1">b) Que cumple con todas las reglas sintácticas del W3C para XML.</text:p>
      <text:p text:style-name="P1">c) Que ha sido aprobado por un validador de esquemas.</text:p>
      <text:p text:style-name="P1">d) Que no tiene más de 10 atributos.</text:p>
      <text:p text:style-name="P1">SOLUCIÓN:</text:p>
      <text:p text:style-name="P1">a) ES INCORRECTA: La estética no es un factor técnico en XML.</text:p>
      <text:p text:style-name="P1">b) ES CORRECTA: Se refiere a reglas como raíz única, etiquetas cerradas y anidamiento.</text:p>
      <text:p text:style-name="P1">c) ES INCORRECTA: Eso significaría que es un documento "Válido", un nivel superior.</text:p>
      <text:p text:style-name="P1">d) ES INCORRECTA: No hay límite sintáctico de atributos para estar bien formado.</text:p>
      <text:p text:style-name="P1"/>
      <text:p text:style-name="P1">81. ¿Puede un documento XML empezar con un comentario?</text:p>
      <text:p text:style-name="P1">a) No, debe empezar por el prólogo.</text:p>
      <text:p text:style-name="P1">b) Sí, es lo primero que puede aparecer.</text:p>
      <text:p text:style-name="P1">c) Solo si el comentario está en inglés.</text:p>
      <text:p text:style-name="P1">d) Solo si el archivo termina en .txt.</text:p>
      <text:p text:style-name="P1">SOLUCIÓN:</text:p>
      <text:p text:style-name="P1"><text:soft-page-break/>a) ES CORRECTA: La declaración XML (si existe) debe ser lo primero absoluto en el archivo.</text:p>
      <text:p text:style-name="P1">b) ES INCORRECTA: Nada, ni siquiera un espacio, puede preceder al prólogo &lt;?xml...?&gt;.</text:p>
      <text:p text:style-name="P1">c) ES INCORRECTA: El idioma no afecta a las reglas de posición.</text:p>
      <text:p text:style-name="P1">d) ES INCORRECTA: La extensión no cambia la regla del prólogo.</text:p>
      <text:p text:style-name="P1"/>
      <text:p text:style-name="P1">82. ¿Qué es un "Atributo" en términos de diseño de datos?</text:p>
      <text:p text:style-name="P1">a) Una etiqueta hija.</text:p>
      <text:p text:style-name="P1">b) Una propiedad o característica del elemento que la contiene.</text:p>
      <text:p text:style-name="P1">c) El nombre del archivo XML.</text:p>
      <text:p text:style-name="P1">d) Un error de validación.</text:p>
      <text:p text:style-name="P1">SOLUCIÓN:</text:p>
      <text:p text:style-name="P1">a) ES INCORRECTA: Las etiquetas hijas son elementos, no atributos.</text:p>
      <text:p text:style-name="P1">b) ES CORRECTA: Proporciona información adicional sobre el elemento (ej: &lt;vela color="roja"&gt;).</text:p>
      <text:p text:style-name="P1">c) ES INCORRECTA: El nombre del archivo es un dato del sistema de archivos.</text:p>
      <text:p text:style-name="P1">d) ES INCORRECTA: Los atributos son componentes estándar y correctos del lenguaje.</text:p>
      <text:p text:style-name="P1"/>
      <text:p text:style-name="P1">83. ¿Cuál es el separador decimal estándar en XML?</text:p>
      <text:p text:style-name="P1">a) La coma (,)</text:p>
      <text:p text:style-name="P1">b) El punto (.)</text:p>
      <text:p text:style-name="P1">c) El punto y coma (;)</text:p>
      <text:p text:style-name="P1">d) El espacio.</text:p>
      <text:p text:style-name="P1">SOLUCIÓN:</text:p>
      <text:p text:style-name="P1">a) ES INCORRECTA: La coma no es el estándar internacional para datos computacionales.</text:p>
      <text:p text:style-name="P1">b) ES CORRECTA: XML sigue la convención anglosajona del punto para decimales.</text:p>
      <text:p text:style-name="P1">c) ES INCORRECTA: El punto y coma se usa para cerrar entidades.</text:p>
      <text:p text:style-name="P1">d) ES INCORRECTA: El espacio separaría el dato en dos valores distintos.</text:p>
      <text:p text:style-name="P1"/>
      <text:p text:style-name="P1">84. ¿Qué define el "Vocabulario" en un contexto XML?</text:p>
      <text:p text:style-name="P1">a) El idioma en el que está escrito el texto.</text:p>
      <text:p text:style-name="P1">b) El conjunto de etiquetas permitidas y su estructura definido por un esquema.</text:p>
      <text:p text:style-name="P1">c) El diccionario que usa el corrector ortográfico.</text:p>
      <text:p text:style-name="P1">d) La velocidad a la que se procesan los datos.</text:p>
      <text:p text:style-name="P1">SOLUCIÓN:</text:p>
      <text:p text:style-name="P1">a) ES INCORRECTA: El idioma es el contenido, no la estructura del marcado.</text:p>
      <text:p text:style-name="P1">b) ES CORRECTA: Es el "idioma técnico" creado para una app específica (ej: etiquetas para velas).</text:p>
      <text:p text:style-name="P1">c) ES INCORRECTA: XML no tiene corrector ortográfico integrado.</text:p>
      <text:p text:style-name="P1">d) ES INCORRECTA: El vocabulario es lógico, no tiene relación con el rendimiento físico.</text:p>
      <text:p text:style-name="P1"/>
      <text:p text:style-name="P1">85. ¿Cuál es la entidad para el carácter "&gt;"?</text:p>
      <text:p text:style-name="P1">a) &amp;lt;</text:p>
      <text:p text:style-name="P1">b) &amp;gt;</text:p>
      <text:p text:style-name="P1">c) &amp;amp;</text:p>
      <text:p text:style-name="P1">d) &amp;more;</text:p>
      <text:p text:style-name="P1">SOLUCIÓN:</text:p>
      <text:p text:style-name="P1">a) ES INCORRECTA: "lt" es para "less than" (&lt;).</text:p>
      <text:p text:style-name="P1">b) ES CORRECTA: "gt" significa "greater than" (&gt;).</text:p>
      <text:p text:style-name="P1"><text:soft-page-break/>c) ES INCORRECTA: "amp" es para el ampersand (&amp;).</text:p>
      <text:p text:style-name="P1">d) ES INCORRECTA: No existe la entidad "more" en el estándar.</text:p>
      <text:p text:style-name="P1"/>
      <text:p text:style-name="P1">86. ¿Qué ocurre si anidamos etiquetas de forma cruzada (&lt;a&gt;&lt;b&gt;&lt;/a&gt;&lt;/b&gt;)?</text:p>
      <text:p text:style-name="P1">a) El navegador lo arregla.</text:p>
      <text:p text:style-name="P1">b) El documento es inválido y no está bien formado.</text:p>
      <text:p text:style-name="P1">c) Es una técnica avanzada de programación.</text:p>
      <text:p text:style-name="P1">d) Se borra el contenido de la etiqueta "b".</text:p>
      <text:p text:style-name="P1">SOLUCIÓN:</text:p>
      <text:p text:style-name="P1">a) ES INCORRECTA: Los navegadores pueden ser flexibles con HTML, pero XML es estricto.</text:p>
      <text:p text:style-name="P1">b) ES CORRECTA: XML exige una estructura de cebolla (lo último en abrir es lo primero en cerrar).</text:p>
      <text:p text:style-name="P1">c) ES INCORRECTA: Es un error de principiante que impide procesar el archivo.</text:p>
      <text:p text:style-name="P1">d) ES INCORRECTA: El procesador se detiene antes de leer el contenido.</text:p>
      <text:p text:style-name="P1"/>
      <text:p text:style-name="P1">87. ¿Qué función tiene el carácter "!" en &lt;!DOCTYPE ...&gt;?</text:p>
      <text:p text:style-name="P1">a) Indicar que es un comentario.</text:p>
      <text:p text:style-name="P1">b) Indicar que es una declaración de estructura o esquema.</text:p>
      <text:p text:style-name="P1">c) Expresar una orden de impresión.</text:p>
      <text:p text:style-name="P1">d) Ninguna, es un adorno estético.</text:p>
      <text:p text:style-name="P1">SOLUCIÓN:</text:p>
      <text:p text:style-name="P1">a) ES INCORRECTA: Los comentarios requieren dos guiones</text:p>
      <text:p text:style-name="P1"/>
      <text:p text:style-name="P1">88. ¿Cuál es la principal desventaja de XML comparado con formatos binarios?</text:p>
      <text:p text:style-name="P1">a) Es más difícil de leer por humanos.</text:p>
      <text:p text:style-name="P1">b) El tamaño del archivo es mayor debido a las etiquetas repetidas.</text:p>
      <text:p text:style-name="P1">c) Solo funciona en servidores de Apple.</text:p>
      <text:p text:style-name="P1">d) No permite guardar números.</text:p>
      <text:p text:style-name="P1">SOLUCIÓN:</text:p>
      <text:p text:style-name="P1">a) ES INCORRECTA: XML es precisamente mucho más fácil de leer que el binario para un humano.</text:p>
      <text:p text:style-name="P1">b) ES CORRECTA: Al ser texto plano con etiquetas de apertura y cierre, ocupa más bytes de espacio.</text:p>
      <text:p text:style-name="P1">c) ES INCORRECTA: Es un estándar abierto e independiente de cualquier marca.</text:p>
      <text:p text:style-name="P1">d) ES INCORRECTA: Permite guardar cualquier dato que pueda representarse como texto.</text:p>
      <text:p text:style-name="P1"/>
      <text:p text:style-name="P1">89. ¿Qué es un "Espacio de nombres" (Namespace) predeterminado?</text:p>
      <text:p text:style-name="P1">a) El que se aplica a todas las etiquetas que no tienen prefijo.</text:p>
      <text:p text:style-name="P1">b) Una carpeta donde no se pueden guardar archivos.</text:p>
      <text:p text:style-name="P1">c) Un nombre que el usuario no puede cambiar.</text:p>
      <text:p text:style-name="P1">d) Un espacio en blanco al final del documento.</text:p>
      <text:p text:style-name="P1">SOLUCIÓN:</text:p>
      <text:p text:style-name="P1">a) ES CORRECTA: Se define con xmlns="url" y afecta a todos los elementos del bloque sin prefijo.</text:p>
      <text:p text:style-name="P1">b) ES INCORRECTA: Es un concepto lógico de sintaxis, no una ubicación física en disco.</text:p>
      <text:p text:style-name="P1">c) ES INCORRECTA: El desarrollador define sus propios namespaces libremente.</text:p>
      <text:p text:style-name="P1">d) ES INCORRECTA: Es una declaración semántica, no un carácter de espacio.</text:p>
      <text:p text:style-name="P1"><text:soft-page-break/></text:p>
      <text:p text:style-name="P1">90. ¿Qué significa "Metadata" en un archivo XML?</text:p>
      <text:p text:style-name="P1">a) Los datos más importantes del usuario.</text:p>
      <text:p text:style-name="P1">b) Datos sobre los datos (descripción técnica de la estructura).</text:p>
      <text:p text:style-name="P1">c) El código secreto para abrir el archivo.</text:p>
      <text:p text:style-name="P1">d) Una etiqueta que se repite muchas veces.</text:p>
      <text:p text:style-name="P1">SOLUCIÓN:</text:p>
      <text:p text:style-name="P1">a) ES INCORRECTA: Esos son los datos de contenido o carga útil (payload).</text:p>
      <text:p text:style-name="P1">b) ES CORRECTA: Información técnica (como la versión) que describe cómo procesar el archivo.</text:p>
      <text:p text:style-name="P1">c) ES INCORRECTA: XML no posee sistemas de cifrado o "códigos secretos" nativos.</text:p>
      <text:p text:style-name="P1">d) ES INCORRECTA: La repetición no define a la metadata.</text:p>
      <text:p text:style-name="P1"/>
      <text:p text:style-name="P1">91. ¿Cómo se representan las tildes en XML de forma segura?</text:p>
      <text:p text:style-name="P1">a) Borrando la tilde para evitar errores.</text:p>
      <text:p text:style-name="P1">b) Usando la codificación UTF-8 en el prólogo.</text:p>
      <text:p text:style-name="P1">c) Escribiendo todo en mayúsculas.</text:p>
      <text:p text:style-name="P1">d) Usando el signo de dólar tras la letra.</text:p>
      <text:p text:style-name="P1">SOLUCIÓN:</text:p>
      <text:p text:style-name="P1">a) ES INCORRECTA: Se perdería la integridad ortográfica de los datos.</text:p>
      <text:p text:style-name="P1">b) ES CORRECTA: UTF-8 soporta caracteres internacionales, incluyendo tildes y eñes.</text:p>
      <text:p text:style-name="P1">c) ES INCORRECTA: Las mayúsculas también requieren tildes según las reglas del idioma.</text:p>
      <text:p text:style-name="P1">d) ES INCORRECTA: No es un método de codificación estándar en XML.</text:p>
      <text:p text:style-name="P1"/>
      <text:p text:style-name="P1">92. ¿Qué es un "Nodo" en el árbol XML?</text:p>
      <text:p text:style-name="P1">a) El punto final del archivo.</text:p>
      <text:p text:style-name="P1">b) Cualquier componente del documento (elemento, atributo, texto, etc.).</text:p>
      <text:p text:style-name="P1">c) Una conexión física de red.</text:p>
      <text:p text:style-name="P1">d) Un error de sintaxis grave.</text:p>
      <text:p text:style-name="P1">SOLUCIÓN:</text:p>
      <text:p text:style-name="P1">a) ES INCORRECTA: No es una marca de finalización.</text:p>
      <text:p text:style-name="P1">b) ES CORRECTA: Es el término genérico para cada pieza que compone la estructura jerárquica.</text:p>
      <text:p text:style-name="P1">c) ES INCORRECTA: Es un concepto de estructura de datos, no de hardware.</text:p>
      <text:p text:style-name="P1">d) ES INCORRECTA: Los nodos son los bloques constructivos de un documento correcto.</text:p>
      <text:p text:style-name="P1"/>
      <text:p text:style-name="P1">93. ¿Qué herramienta visual se usa para ver la estructura de árbol de un XML?</text:p>
      <text:p text:style-name="P1">a) Photoshop.</text:p>
      <text:p text:style-name="P1">b) Un navegador web (como Edge o Chrome).</text:p>
      <text:p text:style-name="P1">c) Una hoja de cálculo.</text:p>
      <text:p text:style-name="P1">d) Un reproductor de vídeo.</text:p>
      <text:p text:style-name="P1">SOLUCIÓN:</text:p>
      <text:p text:style-name="P1">a) ES INCORRECTA: Es una herramienta de edición gráfica.</text:p>
      <text:p text:style-name="P1">b) ES CORRECTA: Los navegadores tienen motores de renderizado que muestran el árbol expandible.</text:p>
      <text:p text:style-name="P1">c) ES INCORRECTA: Aunque pueden importar datos, no muestran la jerarquía pura de nodos.</text:p>
      <text:p text:style-name="P1">d) ES INCORRECTA: No están diseñados para procesar lenguajes de marcado.</text:p>
      <text:p text:style-name="P1"/>
      <text:p text:style-name="P1"><text:soft-page-break/>94. ¿Cuál es el papel del W3C respecto a XML?</text:p>
      <text:p text:style-name="P1">a) Vender licencias de uso de XML.</text:p>
      <text:p text:style-name="P1">b) Desarrollar y mantener los estándares oficiales del lenguaje.</text:p>
      <text:p text:style-name="P1">c) Fabricar procesadores físicos para servidores.</text:p>
      <text:p text:style-name="P1">d) Es una empresa de mensajería internacional.</text:p>
      <text:p text:style-name="P1">SOLUCIÓN:</text:p>
      <text:p text:style-name="P1">a) ES INCORRECTA: XML es un estándar abierto y gratuito para todo el mundo.</text:p>
      <text:p text:style-name="P1">b) ES CORRECTA: El World Wide Web Consortium garantiza la uniformidad de las reglas.</text:p>
      <text:p text:style-name="P1">c) ES INCORRECTA: Es una organización de estándares de software y protocolos.</text:p>
      <text:p text:style-name="P1">d) ES INCORRECTA: No tiene relación con el transporte físico de mercancías.</text:p>
      <text:p text:style-name="P1"/>
      <text:p text:style-name="P1">95. ¿Por qué se usan prefijos en los Namespaces (ej: "bib:libro")?</text:p>
      <text:p text:style-name="P1">a) Para que el código parezca más complejo.</text:p>
      <text:p text:style-name="P1">b) Para evitar conflictos cuando se mezclan diferentes vocabularios XML.</text:p>
      <text:p text:style-name="P1">c) Para que el archivo se descargue más rápido.</text:p>
      <text:p text:style-name="P1">d) Porque XML no permite nombres de más de 5 letras.</text:p>
      <text:p text:style-name="P1">SOLUCIÓN:</text:p>
      <text:p text:style-name="P1">a) ES INCORRECTA: Es una solución técnica a un problema de ambigüedad.</text:p>
      <text:p text:style-name="P1">b) ES CORRECTA: Permite diferenciar una &lt;tabla&gt; de muebles de una &lt;tabla&gt; de datos.</text:p>
      <text:p text:style-name="P1">c) ES INCORRECTA: Los prefijos añaden unos pocos caracteres extra al archivo.</text:p>
      <text:p text:style-name="P1">d) ES INCORRECTA: Los nombres en XML pueden ser tan largos como sea necesario.</text:p>
      <text:p text:style-name="P1"/>
      <text:p text:style-name="P1">96. ¿Qué es un "Atributo de instancia" de esquema (xsi)?</text:p>
      <text:p text:style-name="P1">a) Un atributo que solo se puede usar una vez por archivo.</text:p>
      <text:p text:style-name="P1">b) Un atributo que vincula el ejemplar XML con su archivo de validación .xsd.</text:p>
      <text:p text:style-name="P1">c) El nombre de la empresa que creó el XML.</text:p>
      <text:p text:style-name="P1">d) Una etiqueta que se borra automáticamente al validar.</text:p>
      <text:p text:style-name="P1">SOLUCIÓN:</text:p>
      <text:p text:style-name="P1">a) ES INCORRECTA: No limita la frecuencia de uso del atributo.</text:p>
      <text:p text:style-name="P1">b) ES CORRECTA: Indica al procesador la ubicación del esquema para comprobar la validez.</text:p>
      <text:p text:style-name="P1">c) ES INCORRECTA: No se utiliza para metadatos de autoría corporativa.</text:p>
      <text:p text:style-name="P1">d) ES INCORRECTA: Los atributos permanecen en el documento tras ser validados.</text:p>
      <text:p text:style-name="P1"/>
      <text:p text:style-name="P1">97. ¿Cuál es la sintaxis para un elemento con contenido mixto (texto y etiquetas)?</text:p>
      <text:p text:style-name="P1">a) &lt;p&gt;Bienvenido &lt;b&gt;Usuario&lt;/b&gt;&lt;/p&gt;</text:p>
      <text:p text:style-name="P1">b) &lt;p&gt;Bienvenido&lt;/p&gt;&lt;b&gt;Usuario&lt;/b&gt;</text:p>
      <text:p text:style-name="P1">c) &lt;p&gt;Bienvenido + &lt;b&gt;Usuario&lt;/b&gt;&lt;/p&gt;</text:p>
      <text:p text:style-name="P1">d) No se permite mezclar texto y etiquetas en XML.</text:p>
      <text:p text:style-name="P1">SOLUCIÓN:</text:p>
      <text:p text:style-name="P1">a) ES CORRECTA: Un elemento puede contener texto y otros elementos hijos simultáneamente.</text:p>
      <text:p text:style-name="P1">b) ES INCORRECTA: "Usuario" quedaría fuera de la jerarquía del párrafo &lt;p&gt;.</text:p>
      <text:p text:style-name="P1">c) ES INCORRECTA: El signo "+" no se utiliza para concatenar contenido en el marcado.</text:p>
      <text:p text:style-name="P1">d) ES INCORRECTA: Se llama "Contenido Mixto" y es una característica básica de XML.</text:p>
      <text:p text:style-name="P1"/>
      <text:p text:style-name="P1">98. ¿Qué significa que XML sea "Human-Readable" (Legible por humanos)?</text:p>
      <text:p text:style-name="P1">a) Que solo las personas pueden leerlo y las máquinas no.</text:p>
      <text:p text:style-name="P1"><text:soft-page-break/>b) Que está en formato de texto plano y se entiende sin software especial.</text:p>
      <text:p text:style-name="P1">c) Que incluye fotografías de personas en su código.</text:p>
      <text:p text:style-name="P1">d) Que se escribe obligatoriamente a mano.</text:p>
      <text:p text:style-name="P1">SOLUCIÓN:</text:p>
      <text:p text:style-name="P1">a) ES INCORRECTA: Las máquinas (parsers) son los principales lectores de XML.</text:p>
      <text:p text:style-name="P1">b) ES CORRECTA: A diferencia del código binario, cualquier persona puede entender la estructura.</text:p>
      <text:p text:style-name="P1">c) ES INCORRECTA: No tiene relación con elementos gráficos o multimedia.</text:p>
      <text:p text:style-name="P1">d) ES INCORRECTA: La mayoría de los XML se generan automáticamente mediante software.</text:p>
      <text:p text:style-name="P1"/>
      <text:p text:style-name="P1">99. ¿Qué define el orden de los elementos en un documento XML?</text:p>
      <text:p text:style-name="P1">a) El orden alfabético de sus nombres.</text:p>
      <text:p text:style-name="P1">b) La posición física secuencial en el archivo de texto.</text:p>
      <text:p text:style-name="P1">c) La importancia de los datos que contienen.</text:p>
      <text:p text:style-name="P1">d) El tamaño en KB de cada elemento.</text:p>
      <text:p text:style-name="P1">SOLUCIÓN:</text:p>
      <text:p text:style-name="P1">a) ES INCORRECTA: Las etiquetas se ordenan según la lógica del negocio, no por abecedario.</text:p>
      <text:p text:style-name="P1">b) ES CORRECTA: El orden en el que se escriben en el archivo determina la estructura del árbol.</text:p>
      <text:p text:style-name="P1">c) ES INCORRECTA: La "importancia" es subjetiva y no afecta a la sintaxis.</text:p>
      <text:p text:style-name="P1">d) ES INCORRECTA: El peso del dato no influye en su posición jerárquica.</text:p>
      <text:p text:style-name="P1"/>
      <text:p text:style-name="P1">100. ¿Qué significa que un documento sea "autónomo" (standalone="yes")?</text:p>
      <text:p text:style-name="P1">a) Que no necesita electricidad para funcionar.</text:p>
      <text:p text:style-name="P1">b) Que no requiere de archivos de declaraciones externas para ser procesado.</text:p>
      <text:p text:style-name="P1">c) Que el archivo se puede ejecutar como un programa .exe.</text:p>
      <text:p text:style-name="P1">d) Que solo puede tener un elemento raíz.</text:p>
      <text:p text:style-name="P1">SOLUCIÓN:</text:p>
      <text:p text:style-name="P1">a) ES INCORRECTA: Es un archivo digital; requiere hardware y energía.</text:p>
      <text:p text:style-name="P1">b) ES CORRECTA: Indica que todas las reglas necesarias están dentro del propio archivo.</text:p>
      <text:p text:style-name="P1">c) ES INCORRECTA: XML es un lenguaje de marcas, no un ejecutable.</text:p>
      <text:p text:style-name="P1">d) ES INCORRECTA: Todos los documentos XML deben tener una raíz, sean autónomos o no.</text:p>
      <text:p text:style-name="P1"/>
      <text:p text:style-name="P1">BLOQUE: DTD Y SCHEMAS</text:p>
      <text:p text:style-name="P1">--------------------------------------------------</text:p>
      <text:p text:style-name="P1"/>
      <text:p text:style-name="P1">101. ¿Qué es una DTD (Document Type Definition)?</text:p>
      <text:p text:style-name="P1">a) Un lenguaje de programación para crear páginas web dinámicas.</text:p>
      <text:p text:style-name="P1">b) Un conjunto de reglas que definen la estructura y los elementos permitidos en un XML.</text:p>
      <text:p text:style-name="P1">c) Un tipo de archivo que solo sirve para guardar imágenes en XML.</text:p>
      <text:p text:style-name="P1">d) Un software que traduce XML a código Java automáticamente.</text:p>
      <text:p text:style-name="P1">SOLUCIÓN:</text:p>
      <text:p text:style-name="P1">a) ES INCORRECTA: DTD no es un lenguaje de programación; es un lenguaje de definición.</text:p>
      <text:p text:style-name="P1">b) ES CORRECTA: Permite normalizar documentos asegurando que todos sigan el mismo vocabulario.</text:p>
      <text:p text:style-name="P1">c) ES INCORRECTA: DTD define texto y estructura, no es un formato de imagen.</text:p>
      <text:p text:style-name="P1">d) ES INCORRECTA: DTD valida, no traduce ni genera código de otros lenguajes.</text:p>
      <text:p text:style-name="P1"/>
      <text:p text:style-name="P1"><text:soft-page-break/>102. ¿Cuál es una limitación importante de las DTD comparadas con XSD?</text:p>
      <text:p text:style-name="P1">a) Las DTD son demasiado difíciles de leer para los humanos.</text:p>
      <text:p text:style-name="P1">b) Las DTD no soportan la validación de tipos de datos (como números o fechas).</text:p>
      <text:p text:style-name="P1">c) Las DTD ocupan más espacio que los archivos XML Schema.</text:p>
      <text:p text:style-name="P1">d) Las DTD no permiten definir elementos hijos.</text:p>
      <text:p text:style-name="P1">SOLUCIÓN:</text:p>
      <text:p text:style-name="P1">a) ES INCORRECTA: Al ser una sintaxis sencilla, suelen ser fáciles de leer.</text:p>
      <text:p text:style-name="P1">b) ES CORRECTA: En una DTD todo es texto (PCDATA), no puede obligar a que un dato sea numérico.</text:p>
      <text:p text:style-name="P1">c) ES INCORRECTA: Generalmente, los archivos .dtd son mucho más ligeros que los .xsd.</text:p>
      <text:p text:style-name="P1">d) ES INCORRECTA: La definición de jerarquías es, precisamente, su función principal.</text:p>
      <text:p text:style-name="P1"/>
      <text:p text:style-name="P1">103. En una DTD, ¿qué significa el símbolo "+" aplicado a un elemento?</text:p>
      <text:p text:style-name="P1">a) Que el elemento es opcional y puede no aparecer.</text:p>
      <text:p text:style-name="P1">b) Que el elemento debe aparecer una o más veces obligatoriamente.</text:p>
      <text:p text:style-name="P1">c) Que el elemento es un número positivo.</text:p>
      <text:p text:style-name="P1">d) Que el elemento contiene atributos matemáticos.</text:p>
      <text:p text:style-name="P1">SOLUCIÓN:</text:p>
      <text:p text:style-name="P1">a) ES INCORRECTA: Para elementos opcionales se usa el signo "?".</text:p>
      <text:p text:style-name="P1">b) ES CORRECTA: Indica que la presencia es obligatoria al menos una vez, pero permite repetición.</text:p>
      <text:p text:style-name="P1">c) ES INCORRECTA: DTD no tiene lógica matemática ni distingue signos numéricos.</text:p>
      <text:p text:style-name="P1">d) ES INCORRECTA: Los símbolos de ocurrencia afectan a los elementos, no a los tipos de datos.</text:p>
      <text:p text:style-name="P1"/>
      <text:p text:style-name="P1">104. ¿Cómo se define un elemento que no puede tener contenido en una DTD?</text:p>
      <text:p text:style-name="P1">a) &lt;!ELEMENT nombre ANY&gt;</text:p>
      <text:p text:style-name="P1">b) &lt;!ELEMENT nombre EMPTY&gt;</text:p>
      <text:p text:style-name="P1">c) &lt;!ELEMENT nombre (#PCDATA)&gt;</text:p>
      <text:p text:style-name="P1">d) &lt;!ELEMENT nombre NULL&gt;</text:p>
      <text:p text:style-name="P1">SOLUCIÓN:</text:p>
      <text:p text:style-name="P1">a) ES INCORRECTA: ANY permite cualquier combinación de texto y elementos.</text:p>
      <text:p text:style-name="P1">b) ES CORRECTA: Define elementos vacíos, que se representan como &lt;nombre/&gt;.</text:p>
      <text:p text:style-name="P1">c) ES INCORRECTA: #PCDATA indica que el elemento contiene texto analizable.</text:p>
      <text:p text:style-name="P1">d) ES INCORRECTA: "NULL" no es una palabra clave válida en la sintaxis DTD.</text:p>
      <text:p text:style-name="P1"/>
      <text:p text:style-name="P1">105. ¿Qué ventaja tiene XML Schema (XSD) al usar sintaxis XML?</text:p>
      <text:p text:style-name="P1">a) Que se puede validar y editar con las mismas herramientas que un documento XML común.</text:p>
      <text:p text:style-name="P1">b) Que es más corto y rápido de escribir que una DTD.</text:p>
      <text:p text:style-name="P1">c) Que no requiere de un elemento raíz.</text:p>
      <text:p text:style-name="P1">d) Que permite ocultar los datos para que nadie los lea.</text:p>
      <text:p text:style-name="P1">SOLUCIÓN:</text:p>
      <text:p text:style-name="P1">a) ES CORRECTA: Al ser un XML en sí mismo, aprovecha toda la infraestructura existente de XML.</text:p>
      <text:p text:style-name="P1">b) ES INCORRECTA: XSD es mucho más verboso y largo de escribir que una DTD.</text:p>
      <text:p text:style-name="P1">c) ES INCORRECTA: Como todo XML, un archivo XSD debe tener una raíz única (&lt;xs:schema&gt;).</text:p>
      <text:p text:style-name="P1">d) ES INCORRECTA: XSD es transparente y define reglas públicas de validación.</text:p>
      <text:p text:style-name="P1"><text:soft-page-break/></text:p>
      <text:p text:style-name="P1"/>
      <text:p text:style-name="P1"/>
      <text:p text:style-name="P1">106. ¿Qué indicador de XSD permite que los elementos hijos aparezcan en cualquier orden?</text:p>
      <text:p text:style-name="P1">a) &lt;xs:sequence&gt;</text:p>
      <text:p text:style-name="P1">b) &lt;xs:all&gt;</text:p>
      <text:p text:style-name="P1">c) &lt;xs:choice&gt;</text:p>
      <text:p text:style-name="P1">d) &lt;xs:order&gt;</text:p>
      <text:p text:style-name="P1">SOLUCIÓN:</text:p>
      <text:p text:style-name="P1">a) ES INCORRECTA: Sequence obliga a un orden estricto de aparición.</text:p>
      <text:p text:style-name="P1">b) ES CORRECTA: Permite que los elementos declarados aparezcan en cualquier orden jerárquico.</text:p>
      <text:p text:style-name="P1">c) ES INCORRECTA: Choice obliga a elegir solo uno de los elementos de la lista.</text:p>
      <text:p text:style-name="P1">d) ES INCORRECTA: "xs:order" no es un elemento estándar de la especificación XSD.</text:p>
      <text:p text:style-name="P1"/>
      <text:p text:style-name="P1">107. ¿Qué significa el modificador #IMPLIED en la declaración de un atributo DTD?</text:p>
      <text:p text:style-name="P1">a) Que el atributo es obligatorio.</text:p>
      <text:p text:style-name="P1">b) Que el atributo es opcional.</text:p>
      <text:p text:style-name="P1">c) Que el atributo tiene un valor por defecto que no se puede cambiar.</text:p>
      <text:p text:style-name="P1">d) Que el atributo es un enlace a otro archivo.</text:p>
      <text:p text:style-name="P1">SOLUCIÓN:</text:p>
      <text:p text:style-name="P1">a) ES INCORRECTA: El obligatorio es #REQUIRED.</text:p>
      <text:p text:style-name="P1">b) ES CORRECTA: Indica que el autor del XML puede decidir si ponerlo o no.</text:p>
      <text:p text:style-name="P1">c) ES INCORRECTA: Eso sería un valor por defecto o #FIXED.</text:p>
      <text:p text:style-name="P1">d) ES INCORRECTA: No implica vinculación de archivos.</text:p>
      <text:p text:style-name="P1"/>
      <text:p text:style-name="P1">108. En XSD, ¿qué diferencia hay entre un "complexType" y un "simpleType"?</text:p>
      <text:p text:style-name="P1">a) complexType permite tener atributos y elementos hijos; simpleType solo valores de texto.</text:p>
      <text:p text:style-name="P1">b) simpleType es para imágenes y complexType para texto.</text:p>
      <text:p text:style-name="P1">c) No hay diferencia, se usan según el gusto del programador.</text:p>
      <text:p text:style-name="P1">d) simpleType es obligatorio en todos los XML.</text:p>
      <text:p text:style-name="P1">SOLUCIÓN:</text:p>
      <text:p text:style-name="P1">a) ES CORRECTA: Esa es la distinción técnica base en la construcción de esquemas.</text:p>
      <text:p text:style-name="P1">b) ES INCORRECTA: Ninguno gestiona imágenes binarias directamente.</text:p>
      <text:p text:style-name="P1">c) ES INCORRECTA: Tienen funciones estructurales opuestas.</text:p>
      <text:p text:style-name="P1">d) ES INCORRECTA: Se usan según la complejidad del dato a validar.</text:p>
      <text:p text:style-name="P1"/>
      <text:p text:style-name="P1">109. ¿Qué símbolo en DTD indica que se debe elegir entre un elemento u otro (OR)?</text:p>
      <text:p text:style-name="P1">a) La coma ( , )</text:p>
      <text:p text:style-name="P1">b) La barra vertical ( | )</text:p>
      <text:p text:style-name="P1">c) El guion ( - )</text:p>
      <text:p text:style-name="P1">d) El asterisco ( * )</text:p>
      <text:p text:style-name="P1">SOLUCIÓN:</text:p>
      <text:p text:style-name="P1">a) ES INCORRECTA: La coma indica secuencia (un elemento seguido de otro).</text:p>
      <text:p text:style-name="P1">b) ES CORRECTA: Representa la elección exclusiva entre varias opciones.</text:p>
      <text:p text:style-name="P1">c) ES INCORRECTA: No tiene función de operador lógico en DTD.</text:p>
      <text:p text:style-name="P1">d) ES INCORRECTA: Es un cuantificador de frecuencia (0 a N).</text:p>
      <text:p text:style-name="P1"><text:soft-page-break/></text:p>
      <text:p text:style-name="P1">110. ¿Cuál es el espacio de nombres (Namespace) estándar para los archivos XML Schema?</text:p>
      <text:p text:style-name="P1">a) http://www.w3.org/2001/XMLSchema</text:p>
      <text:p text:style-name="P1">b) http://xml.org/schema</text:p>
      <text:p text:style-name="P1">c) http://google.com/xsd</text:p>
      <text:p text:style-name="P1">d) No usan namespaces.</text:p>
      <text:p text:style-name="P1">SOLUCIÓN:</text:p>
      <text:p text:style-name="P1">a) ES CORRECTA: Es el URI oficial definido por el W3C para identificar esquemas XSD.</text:p>
      <text:p text:style-name="P1">b) ES INCORRECTA: Es una dirección ficticia; no es el estándar.</text:p>
      <text:p text:style-name="P1">c) ES INCORRECTA: Google no es el organismo regulador de XML.</text:p>
      <text:p text:style-name="P1">d) ES INCORRECTA: Los namespaces son esenciales en XSD para evitar conflictos.</text:p>
      <text:p text:style-name="P1"/>
      <text:p text:style-name="P1">111. ¿Qué es una "Entidad" en una DTD?</text:p>
      <text:p text:style-name="P1">a) Un virus que infecta el XML.</text:p>
      <text:p text:style-name="P1">b) Una especie de macro o constante que permite reutilizar bloques de texto o caracteres.</text:p>
      <text:p text:style-name="P1">c) El nombre del servidor donde se aloja el archivo.</text:p>
      <text:p text:style-name="P1">d) Una etiqueta que no se puede cerrar.</text:p>
      <text:p text:style-name="P1">SOLUCIÓN:</text:p>
      <text:p text:style-name="P1">a) ES INCORRECTA: Las entidades son herramientas útiles, no software malicioso.</text:p>
      <text:p text:style-name="P1">b) ES CORRECTA: Permiten definir un atajo (ej: &amp;empresa;) para un texto largo.</text:p>
      <text:p text:style-name="P1">c) ES INCORRECTA: No tiene relación con la infraestructura de red.</text:p>
      <text:p text:style-name="P1">d) ES INCORRECTA: Todas las etiquetas deben cerrarse independientemente de las entidades.</text:p>
      <text:p text:style-name="P1"/>
      <text:p text:style-name="P1">112. ¿Qué atributo de XSD define el número mínimo de veces que puede aparecer un elemento?</text:p>
      <text:p text:style-name="P1">a) minOccurs</text:p>
      <text:p text:style-name="P1">b) maxOccurs</text:p>
      <text:p text:style-name="P1">c) length</text:p>
      <text:p text:style-name="P1">d) count</text:p>
      <text:p text:style-name="P1">SOLUCIÓN:</text:p>
      <text:p text:style-name="P1">a) ES CORRECTA: Define el límite inferior de frecuencia (por defecto es 1).</text:p>
      <text:p text:style-name="P1">b) ES INCORRECTA: Define el límite superior de repeticiones.</text:p>
      <text:p text:style-name="P1">c) ES INCORRECTA: Length se usa para la longitud de una cadena de texto.</text:p>
      <text:p text:style-name="P1">d) ES INCORRECTA: No existe el atributo "count" en la especificación base de XSD.</text:p>
      <text:p text:style-name="P1"/>
      <text:p text:style-name="P1">113. ¿Cómo se representa una DTD externa en el documento XML?</text:p>
      <text:p text:style-name="P1">a) &lt;!DOCTYPE raíz SYSTEM "archivo.dtd"&gt;</text:p>
      <text:p text:style-name="P1">b) &lt;link href="archivo.dtd"&gt;</text:p>
      <text:p text:style-name="P1">c) &lt;?xml-dtd href="archivo.dtd"?&gt;</text:p>
      <text:p text:style-name="P1">d) &lt;import dtd="archivo.dtd"&gt;</text:p>
      <text:p text:style-name="P1">SOLUCIÓN:</text:p>
      <text:p text:style-name="P1">a) ES CORRECTA: Se usa la palabra clave SYSTEM para localizar el archivo en el sistema local o servidor.</text:p>
      <text:p text:style-name="P1">b) ES INCORRECTA: Sintaxis propia de HTML para estilos.</text:p>
      <text:p text:style-name="P1">c) ES INCORRECTA: Las DTD no se vinculan con instrucciones de procesamiento "?".</text:p>
      <text:p text:style-name="P1">d) ES INCORRECTA: "import" es una etiqueta de XSD, no se usa así en XML para DTD.</text:p>
      <text:p text:style-name="P1"/>
      <text:p text:style-name="P1"><text:soft-page-break/>114. ¿Qué faceta de XSD se utiliza para validar una expresión regular (máscara)?</text:p>
      <text:p text:style-name="P1">a) &lt;xs:enumeration&gt;</text:p>
      <text:p text:style-name="P1">b) &lt;xs:pattern&gt;</text:p>
      <text:p text:style-name="P1">c) &lt;xs:whiteSpace&gt;</text:p>
      <text:p text:style-name="P1">d) &lt;xs:length&gt;</text:p>
      <text:p text:style-name="P1">SOLUCIÓN:</text:p>
      <text:p text:style-name="P1">a) ES INCORRECTA: Enumeration es para listas cerradas de valores.</text:p>
      <text:p text:style-name="P1">b) ES CORRECTA: Pattern permite usar RegEx para validar formatos como DNI o códigos postales.</text:p>
      <text:p text:style-name="P1">c) ES INCORRECTA: WhiteSpace define cómo tratar los espacios en blanco.</text:p>
      <text:p text:style-name="P1">d) ES INCORRECTA: Length valida la cantidad exacta de caracteres.</text:p>
      <text:p text:style-name="P1"/>
      <text:p text:style-name="P1">115. ¿Qué significa el valor "unbounded" en el atributo maxOccurs de XSD?</text:p>
      <text:p text:style-name="P1">a) Que el elemento no puede aparecer nunca.</text:p>
      <text:p text:style-name="P1">b) Que el elemento puede aparecer un número ilimitado de veces.</text:p>
      <text:p text:style-name="P1">c) Que el elemento solo puede aparecer una vez.</text:p>
      <text:p text:style-name="P1">d) Que el elemento tiene un error de límite.</text:p>
      <text:p text:style-name="P1">SOLUCIÓN:</text:p>
      <text:p text:style-name="P1">a) ES INCORRECTA: Para eso se pondría maxOccurs="0".</text:p>
      <text:p text:style-name="P1">b) ES CORRECTA: Es la forma de indicar que no hay tope superior de repeticiones.</text:p>
      <text:p text:style-name="P1">c) ES INCORRECTA: Ese es el valor por defecto.</text:p>
      <text:p text:style-name="P1">d) ES INCORRECTA: Es un valor de configuración válido, no un error.</text:p>
      <text:p text:style-name="P1"/>
      <text:p text:style-name="P1"/>
      <text:p text:style-name="P1"/>
      <text:p text:style-name="P1">116. ¿Qué palabra clave en DTD permite que un elemento contenga cualquier cosa?</text:p>
      <text:p text:style-name="P1">a) EMPTY</text:p>
      <text:p text:style-name="P1">b) PCDATA</text:p>
      <text:p text:style-name="P1">c) ANY</text:p>
      <text:p text:style-name="P1">d) MIXED</text:p>
      <text:p text:style-name="P1">SOLUCIÓN:</text:p>
      <text:p text:style-name="P1">a) ES INCORRECTA: EMPTY prohíbe cualquier contenido.</text:p>
      <text:p text:style-name="P1">b) ES INCORRECTA: PCDATA solo permite texto, no hijos.</text:p>
      <text:p text:style-name="P1">c) ES CORRECTA: Es una declaración flexible que permite texto y elementos hijos sin restricciones.</text:p>
      <text:p text:style-name="P1">d) ES INCORRECTA: MIXED no es una palabra clave, es un tipo de contenido que se declara manualmente.</text:p>
      <text:p text:style-name="P1"/>
      <text:p text:style-name="P1">117. ¿Cómo se define un "espacio de nombres" en un documento XML?</text:p>
      <text:p text:style-name="P1">a) Con el atributo name="...".</text:p>
      <text:p text:style-name="P1">b) Con el atributo xmlns:prefijo="...".</text:p>
      <text:p text:style-name="P1">c) Usando la etiqueta &lt;namespace&gt;.</text:p>
      <text:p text:style-name="P1">d) No se pueden definir, son fijos.</text:p>
      <text:p text:style-name="P1">SOLUCIÓN:</text:p>
      <text:p text:style-name="P1">a) ES INCORRECTA: name suele definir el nombre de un elemento o atributo, no un namespace.</text:p>
      <text:p text:style-name="P1">b) ES CORRECTA: xmlns significa "XML Namespace", seguido opcionalmente de un prefijo.</text:p>
      <text:p text:style-name="P1"><text:soft-page-break/>c) ES INCORRECTA: No existe una etiqueta &lt;namespace&gt; en el estándar XML.</text:p>
      <text:p text:style-name="P1">d) ES INCORRECTA: Los namespaces son totalmente personalizables por el desarrollador.</text:p>
      <text:p text:style-name="P1"/>
      <text:p text:style-name="P1">118. En XSD, ¿cuál es el tipo de dato para valores lógicos (Verdadero/Falso)?</text:p>
      <text:p text:style-name="P1">a) xs:string</text:p>
      <text:p text:style-name="P1">b) xs:integer</text:p>
      <text:p text:style-name="P1">c) xs:boolean</text:p>
      <text:p text:style-name="P1">d) xs:decimal</text:p>
      <text:p text:style-name="P1">SOLUCIÓN:</text:p>
      <text:p text:style-name="P1">a) ES INCORRECTA: String es para cualquier cadena de texto.</text:p>
      <text:p text:style-name="P1">b) ES INCORRECTA: Integer es para números enteros.</text:p>
      <text:p text:style-name="P1">c) ES CORRECTA: Acepta específicamente "true", "false", "1" o "0".</text:p>
      <text:p text:style-name="P1">d) ES INCORRECTA: Decimal es para números con coma.</text:p>
      <text:p text:style-name="P1"/>
      <text:p text:style-name="P1">119. ¿Para qué sirve el elemento &lt;xs:choice&gt; en un esquema?</text:p>
      <text:p text:style-name="P1">a) Para obligar a que se escriban todos los elementos hijos.</text:p>
      <text:p text:style-name="P1">b) Para permitir que el usuario elija solo una opción entre varias posibles.</text:p>
      <text:p text:style-name="P1">c) Para borrar datos que no nos gustan.</text:p>
      <text:p text:style-name="P1">d) Para cambiar el nombre de las etiquetas.</text:p>
      <text:p text:style-name="P1">SOLUCIÓN:</text:p>
      <text:p text:style-name="P1">a) ES INCORRECTA: Eso lo hace &lt;xs:all&gt; o &lt;xs:sequence&gt;.</text:p>
      <text:p text:style-name="P1">b) ES CORRECTA: Actúa como un interruptor lógico "O" (XOR) entre elementos.</text:p>
      <text:p text:style-name="P1">c) ES INCORRECTA: XSD valida, nunca modifica ni borra el contenido del XML.</text:p>
      <text:p text:style-name="P1">d) ES INCORRECTA: Los nombres están fijos en la declaración.</text:p>
      <text:p text:style-name="P1"/>
      <text:p text:style-name="P1">120. ¿Qué es un "documento XML válido"?</text:p>
      <text:p text:style-name="P1">a) Un documento que se puede imprimir.</text:p>
      <text:p text:style-name="P1">b) Un documento bien formado que además cumple con las reglas de su DTD o XSD.</text:p>
      <text:p text:style-name="P1">c) Un documento que tiene una contraseña correcta.</text:p>
      <text:p text:style-name="P1">d) Un documento que ha sido enviado por correo electrónico.</text:p>
      <text:p text:style-name="P1">SOLUCIÓN:</text:p>
      <text:p text:style-name="P1">a) ES INCORRECTA: La capacidad de impresión es irrelevante para la validez lógica.</text:p>
      <text:p text:style-name="P1">b) ES CORRECTA: La validez es el nivel superior de calidad técnica en XML.</text:p>
      <text:p text:style-name="P1">c) ES INCORRECTA: XML no tiene sistemas de contraseñas integrados en su estructura.</text:p>
      <text:p text:style-name="P1">d) ES INCORRECTA: El método de transporte no afecta a la validez del contenido.</text:p>
      <text:p text:style-name="P1"/>
      <text:p text:style-name="P1">BLOQUE: XSD AVANZADO Y NAMESPACES</text:p>
      <text:p text:style-name="P1">--------------------------------------------------</text:p>
      <text:p text:style-name="P1"/>
      <text:p text:style-name="P1">121. ¿Qué elemento de XSD se utiliza para aplicar restricciones sobre un tipo de dato simple?</text:p>
      <text:p text:style-name="P1">a) &lt;xs:restriction&gt;</text:p>
      <text:p text:style-name="P1">b) &lt;xs:limit&gt;</text:p>
      <text:p text:style-name="P1">c) &lt;xs:constraint&gt;</text:p>
      <text:p text:style-name="P1">d) &lt;xs:format&gt;</text:p>
      <text:p text:style-name="P1">SOLUCIÓN:</text:p>
      <text:p text:style-name="P1">a) ES CORRECTA: Se usa dentro de un simpleType para definir rangos, patrones o enumeraciones.</text:p>
      <text:p text:style-name="P1"><text:soft-page-break/>b) ES INCORRECTA: "limit" no es una etiqueta estándar de la especificación XSD.</text:p>
      <text:p text:style-name="P1">c) ES INCORRECTA: Aunque el concepto es una restricción, la etiqueta correcta es restriction.</text:p>
      <text:p text:style-name="P1">d) ES INCORRECTA: No existe el elemento xs:format en el estándar Schema.</text:p>
      <text:p text:style-name="P1"/>
      <text:p text:style-name="P1">122. ¿Cuál es la diferencia entre las facetas maxInclusive y maxExclusive?</text:p>
      <text:p text:style-name="P1">a) maxInclusive incluye el valor límite; maxExclusive no lo incluye.</text:p>
      <text:p text:style-name="P1">b) maxExclusive es para números y maxInclusive para texto.</text:p>
      <text:p text:style-name="P1">c) Son sinónimos y pueden usarse indistintamente.</text:p>
      <text:p text:style-name="P1">d) maxInclusive solo funciona en DTD.</text:p>
      <text:p text:style-name="P1">SOLUCIÓN:</text:p>
      <text:p text:style-name="P1">a) ES CORRECTA: "Inclusive" significa &lt;= (menor o igual) y "Exclusive" significa &lt; (menor estricto).</text:p>
      <text:p text:style-name="P1">b) ES INCORRECTA: Ambas se aplican a tipos de datos ordenables (números, fechas).</text:p>
      <text:p text:style-name="P1">c) ES INCORRECTA: Producen resultados de validación diferentes en el límite.</text:p>
      <text:p text:style-name="P1">d) ES INCORRECTA: DTD no soporta facetas de restricción de valores.</text:p>
      <text:p text:style-name="P1"/>
      <text:p text:style-name="P1">123. ¿Qué atributo se usa en un elemento XSD para indicar que puede ser nulo?</text:p>
      <text:p text:style-name="P1">a) null="true"</text:p>
      <text:p text:style-name="P1">b) nillable="true"</text:p>
      <text:p text:style-name="P1">c) empty="yes"</text:p>
      <text:p text:style-name="P1">d) optional="true"</text:p>
      <text:p text:style-name="P1">SOLUCIÓN:</text:p>
      <text:p text:style-name="P1">a) ES INCORRECTA: La palabra técnica en XSD es "nillable".</text:p>
      <text:p text:style-name="P1">b) ES CORRECTA: Permite que un elemento sea válido incluso si no tiene contenido (usando xsi:nil).</text:p>
      <text:p text:style-name="P1">c) ES INCORRECTA: No es un atributo válido para definir nulidad en Schema.</text:p>
      <text:p text:style-name="P1">d) ES INCORRECTA: "optional" se maneja mediante minOccurs="0", no define nulidad.</text:p>
      <text:p text:style-name="P1"/>
      <text:p text:style-name="P1">124. ¿Cómo se define el valor por defecto de un atributo en una DTD?</text:p>
      <text:p text:style-name="P1">a) &lt;!ATTLIST elem atrib CDATA #DEFAULT "valor"&gt;</text:p>
      <text:p text:style-name="P1">b) &lt;!ATTLIST elem atrib CDATA "valor"&gt;</text:p>
      <text:p text:style-name="P1">c) &lt;!ATTLIST elem atrib CDATA #REQUIRED "valor"&gt;</text:p>
      <text:p text:style-name="P1">d) No se pueden poner valores por defecto en DTD.</text:p>
      <text:p text:style-name="P1">SOLUCIÓN:</text:p>
      <text:p text:style-name="P1">a) ES INCORRECTA: La palabra clave #DEFAULT no existe en la sintaxis de atributos DTD.</text:p>
      <text:p text:style-name="P1">b) ES CORRECTA: Simplemente se escribe el valor entre comillas al final de la declaración.</text:p>
      <text:p text:style-name="P1">c) ES INCORRECTA: #REQUIRED prohíbe tener un valor por defecto (obliga al usuario a poner uno).</text:p>
      <text:p text:style-name="P1">d) ES INCORRECTA: Es una funcionalidad básica soportada por las DTD.</text:p>
      <text:p text:style-name="P1"/>
      <text:p text:style-name="P1">125. ¿Para qué sirve la instrucción &lt;xs:import&gt; en un archivo XSD?</text:p>
      <text:p text:style-name="P1">a) Para traer definiciones de un esquema que pertenece a un Namespace diferente.</text:p>
      <text:p text:style-name="P1">b) Para añadir imágenes al XML.</text:p>
      <text:p text:style-name="P1">c) Para convertir el esquema en una base de datos SQL.</text:p>
      <text:p text:style-name="P1">d) Para borrar etiquetas duplicadas.</text:p>
      <text:p text:style-name="P1">SOLUCIÓN:</text:p>
      <text:p text:style-name="P1"><text:soft-page-break/>a) ES CORRECTA: Permite la modularidad entre diferentes vocabularios y espacios de nombres.</text:p>
      <text:p text:style-name="P1">b) ES INCORRECTA: XSD solo maneja estructuras de texto y tipos de datos.</text:p>
      <text:p text:style-name="P1">c) ES INCORRECTA: No realiza transformaciones a otros lenguajes de datos.</text:p>
      <text:p text:style-name="P1">d) ES INCORRECTA: XSD define reglas, no modifica el contenido del archivo.</text:p>
      <text:p text:style-name="P1"/>
      <text:p text:style-name="P1">BLOQUE: FINAL NIVEL MEDIO</text:p>
      <text:p text:style-name="P1">--------------------------------------------------</text:p>
      <text:p text:style-name="P1"/>
      <text:p text:style-name="P1">126. ¿Qué diferencia hay entre una Entidad Interna y una Externa en DTD?</text:p>
      <text:p text:style-name="P1">a) La interna se define en el propio documento y la externa referencia un archivo fuera.</text:p>
      <text:p text:style-name="P1">b) La interna es para números y la externa para texto.</text:p>
      <text:p text:style-name="P1">c) La externa es obligatoria para que el XML funcione en internet.</text:p>
      <text:p text:style-name="P1">d) No existen las entidades externas en el estándar DTD.</text:p>
      <text:p text:style-name="P1">SOLUCIÓN:</text:p>
      <text:p text:style-name="P1">a) ES CORRECTA: Las externas permiten reutilizar fragmentos de texto guardados en otros archivos.</text:p>
      <text:p text:style-name="P1">b) ES INCORRECTA: Ambas manejan cadenas de texto o caracteres especiales.</text:p>
      <text:p text:style-name="P1">c) ES INCORRECTA: La ubicación del archivo no determina su funcionamiento en red.</text:p>
      <text:p text:style-name="P1">d) ES INCORRECTA: Son una de las funciones más potentes de las DTD para modularidad.</text:p>
      <text:p text:style-name="P1"/>
      <text:p text:style-name="P1">127. ¿Qué es un tipo de datos "ID" en una DTD?</text:p>
      <text:p text:style-name="P1">a) Un número que se incrementa solo.</text:p>
      <text:p text:style-name="P1">b) Un identificador único; no puede haber dos iguales en el mismo documento.</text:p>
      <text:p text:style-name="P1">c) El nombre del autor del archivo.</text:p>
      <text:p text:style-name="P1">d) Una etiqueta que solo puede aparecer al final.</text:p>
      <text:p text:style-name="P1">SOLUCIÓN:</text:p>
      <text:p text:style-name="P1">a) ES INCORRECTA: XML no genera valores automáticos; el usuario debe proveerlo.</text:p>
      <text:p text:style-name="P1">b) ES CORRECTA: Garantiza que cada elemento tenga una "clave primaria" única.</text:p>
      <text:p text:style-name="P1">c) ES INCORRECTA: No tiene relación con metadatos de autoría.</text:p>
      <text:p text:style-name="P1">d) ES INCORRECTA: Los ID pueden estar en cualquier elemento del documento.</text:p>
      <text:p text:style-name="P1"/>
      <text:p text:style-name="P1">128. ¿Cómo se define una relación entre elementos en DTD usando IDREF?</text:p>
      <text:p text:style-name="P1">a) IDREF apunta al valor de un atributo de tipo ID en otro elemento.</text:p>
      <text:p text:style-name="P1">b) IDREF borra el elemento al que hace referencia.</text:p>
      <text:p text:style-name="P1">c) IDREF se usa para sumar valores numéricos.</text:p>
      <text:p text:style-name="P1">d) IDREF solo sirve para vincular imágenes.</text:p>
      <text:p text:style-name="P1">SOLUCIÓN:</text:p>
      <text:p text:style-name="P1">a) ES CORRECTA: Permite crear vínculos lógicos entre nodos (ej: un curso que apunta a un profesor).</text:p>
      <text:p text:style-name="P1">b) ES INCORRECTA: Es una herramienta de referencia, no de modificación.</text:p>
      <text:p text:style-name="P1">c) ES INCORRECTA: XML no realiza operaciones aritméticas nativas.</text:p>
      <text:p text:style-name="P1">d) ES INCORRECTA: Se usa para referencias entre cualquier tipo de elementos.</text:p>
      <text:p text:style-name="P1"/>
      <text:p text:style-name="P1"/>
      <text:p text:style-name="P1"/>
      <text:p text:style-name="P1">129. ¿Qué sucede en XSD si un elemento tiene minOccurs="2" y maxOccurs="2"?</text:p>
      <text:p text:style-name="P1"><text:soft-page-break/>a) El elemento es opcional.</text:p>
      <text:p text:style-name="P1">b) El elemento debe aparecer exactamente dos veces.</text:p>
      <text:p text:style-name="P1">c) El elemento puede aparecer de 0 a 2 veces.</text:p>
      <text:p text:style-name="P1">d) Es un error de sintaxis poner el mismo número.</text:p>
      <text:p text:style-name="P1">SOLUCIÓN:</text:p>
      <text:p text:style-name="P1">a) ES INCORRECTA: Para ser opcional, minOccurs debe ser 0.</text:p>
      <text:p text:style-name="P1">b) ES CORRECTA: Al igualar los límites, se fuerza una cantidad fija obligatoria.</text:p>
      <text:p text:style-name="P1">c) ES INCORRECTA: El mínimo obliga a que al menos existan dos.</text:p>
      <text:p text:style-name="P1">d) ES INCORRECTA: Es una práctica común para definir estructuras fijas.</text:p>
      <text:p text:style-name="P1"/>
      <text:p text:style-name="P1">130. ¿Qué es el "Mixed Content" (Contenido Mixto) en XSD?</text:p>
      <text:p text:style-name="P1">a) Cuando un elemento tiene texto y otros elementos hijos a la vez.</text:p>
      <text:p text:style-name="P1">b) Cuando el XML tiene virus y datos sanos.</text:p>
      <text:p text:style-name="P1">c) Cuando se mezclan idiomas diferentes en el texto.</text:p>
      <text:p text:style-name="P1">d) Cuando el archivo es mitad XML y mitad JSON.</text:p>
      <text:p text:style-name="P1">SOLUCIÓN:</text:p>
      <text:p text:style-name="P1">a) ES CORRECTA: Se habilita con el atributo mixed="true" en el complexType.</text:p>
      <text:p text:style-name="P1">b) ES INCORRECTA: No tiene relación con la seguridad informática.</text:p>
      <text:p text:style-name="P1">c) ES INCORRECTA: El idioma es irrelevante para la estructura de contenido mixto.</text:p>
      <text:p text:style-name="P1">d) ES INCORRECTA: Un archivo solo puede tener un formato de marcado a la vez.</text:p>
      <text:p text:style-name="P1"/>
      <text:p text:style-name="P1"/>
      <text:p text:style-name="P1">131. ¿Qué es el "Mixed Content" (Contenido Mixto) en XSD?</text:p>
      <text:p text:style-name="P1">a) Cuando un elemento tiene texto y otros elementos hijos a la vez.</text:p>
      <text:p text:style-name="P1">b) Cuando el XML tiene virus y datos sanos.</text:p>
      <text:p text:style-name="P1">c) Cuando se mezclan idiomas diferentes en el texto.</text:p>
      <text:p text:style-name="P1">d) Cuando el archivo es mitad XML y mitad JSON.</text:p>
      <text:p text:style-name="P1">SOLUCIÓN:</text:p>
      <text:p text:style-name="P1">a) ES CORRECTA: Se habilita con el atributo mixed="true" en el complexType.</text:p>
      <text:p text:style-name="P1">b) ES INCORRECTA: No tiene relación con la seguridad informática.</text:p>
      <text:p text:style-name="P1">c) ES INCORRECTA: El idioma es irrelevante para la estructura de contenido mixto.</text:p>
      <text:p text:style-name="P1">d) ES INCORRECTA: Un archivo solo puede tener un formato de marcado a la vez.</text:p>
      <text:p text:style-name="P1"/>
      <text:p text:style-name="P1">132. ¿Qué indica el símbolo "?" tras un elemento en una DTD?</text:p>
      <text:p text:style-name="P1">a) Que el elemento es obligatorio.</text:p>
      <text:p text:style-name="P1">b) Que el elemento es opcional (0 o 1 vez).</text:p>
      <text:p text:style-name="P1">c) Que hay una duda en el código.</text:p>
      <text:p text:style-name="P1">d) Que el elemento es una pregunta.</text:p>
      <text:p text:style-name="P1">SOLUCIÓN:</text:p>
      <text:p text:style-name="P1">a) ES INCORRECTA: Lo obligatorio no lleva símbolo o lleva "+".</text:p>
      <text:p text:style-name="P1">b) ES CORRECTA: Define que el nodo puede aparecer una vez o ninguna.</text:p>
      <text:p text:style-name="P1">c) ES INCORRECTA: No es un marcador de duda para el programador.</text:p>
      <text:p text:style-name="P1">d) ES INCORRECTA: Los nombres de elementos no definen su función gramatical.</text:p>
      <text:p text:style-name="P1"/>
      <text:p text:style-name="P1"/>
      <text:p text:style-name="P1"/>
      <text:p text:style-name="P1"><text:soft-page-break/>133. ¿Qué ocurre si en una DTD declaras un elemento dos veces?</text:p>
      <text:p text:style-name="P1">a) Se ignora la segunda declaración.</text:p>
      <text:p text:style-name="P1">b) Es un error fatal y el procesador se detiene.</text:p>
      <text:p text:style-name="P1">c) Se combinan ambas declaraciones.</text:p>
      <text:p text:style-name="P1">d) El procesador elige la declaración más larga.</text:p>
      <text:p text:style-name="P1">SOLUCIÓN:</text:p>
      <text:p text:style-name="P1">a) ES CORRECTA: Según el estándar, la primera declaración encontrada es la que prevalece.</text:p>
      <text:p text:style-name="P1">b) ES INCORRECTA: No es un error de "bien formado", pero sí una mala práctica de validación.</text:p>
      <text:p text:style-name="P1">c) ES INCORRECTA: XML no permite la fusión automática de reglas estructurales.</text:p>
      <text:p text:style-name="P1">d) ES INCORRECTA: No existe una lógica de selección por tamaño.</text:p>
      <text:p text:style-name="P1"/>
      <text:p text:style-name="P1">134. ¿Cuál es el tipo de dato XSD para una duración de tiempo (ej: P1D)?</text:p>
      <text:p text:style-name="P1">a) xs:time</text:p>
      <text:p text:style-name="P1">b) xs:duration</text:p>
      <text:p text:style-name="P1">c) xs:date</text:p>
      <text:p text:style-name="P1">d) xs:period</text:p>
      <text:p text:style-name="P1">SOLUCIÓN:</text:p>
      <text:p text:style-name="P1">a) ES INCORRECTA: xs:time es para una hora específica del día.</text:p>
      <text:p text:style-name="P1">b) ES CORRECTA: Sigue el estándar ISO 8601 para representar intervalos de tiempo.</text:p>
      <text:p text:style-name="P1">c) ES INCORRECTA: xs:date es para fechas de calendario (YYYY-MM-DD).</text:p>
      <text:p text:style-name="P1">d) ES INCORRECTA: "xs:period" no es un tipo de dato incorporado en XSD.</text:p>
      <text:p text:style-name="P1"/>
      <text:p text:style-name="P1"/>
      <text:p text:style-name="P1">135. ¿Cómo se define en XSD que un elemento puede contener cualquier atributo no declarado previamente?</text:p>
      <text:p text:style-name="P1">a) &lt;xs:anyAttribute&gt;</text:p>
      <text:p text:style-name="P1">b) &lt;xs:allAttributes&gt;</text:p>
      <text:p text:style-name="P1">c) &lt;xs:unknownAttribute&gt;</text:p>
      <text:p text:style-name="P1">d) No se permite, todos deben declararse.</text:p>
      <text:p text:style-name="P1">SOLUCIÓN:</text:p>
      <text:p text:style-name="P1">a) ES CORRECTA: Permite la extensibilidad del esquema aceptando atributos de otros Namespaces.</text:p>
      <text:p text:style-name="P1">b) ES INCORRECTA: Esa etiqueta no existe en el estándar de W3C.</text:p>
      <text:p text:style-name="P1">c) ES INCORRECTA: El nombre técnico para esta funcionalidad es "anyAttribute".</text:p>
      <text:p text:style-name="P1">d) ES INCORRECTA: XML está diseñado para ser extensible y esta es la herramienta para ello.</text:p>
      <text:p text:style-name="P1"/>
      <text:p text:style-name="P1">136. ¿Qué es una "Facet" (Faceta) en XML Schema?</text:p>
      <text:p text:style-name="P1">a) Una etiqueta decorativa.</text:p>
      <text:p text:style-name="P1">b) Una restricción aplicada a un tipo de dato simple (longitud, rango, etc.).</text:p>
      <text:p text:style-name="P1">c) El nombre de la raíz del esquema.</text:p>
      <text:p text:style-name="P1">d) Un error de validación.</text:p>
      <text:p text:style-name="P1">SOLUCIÓN:</text:p>
      <text:p text:style-name="P1">a) ES INCORRECTA: Las facetas tienen una función técnica de validación estricta.</text:p>
      <text:p text:style-name="P1">b) ES CORRECTA: Ejemplos de facetas son minInclusive, pattern o enumeration.</text:p>
      <text:p text:style-name="P1">c) ES INCORRECTA: La raíz es siempre &lt;xs:schema&gt;.</text:p>
      <text:p text:style-name="P1">d) ES INCORRECTA: Una faceta ayuda a prevenir errores, pero no es el error en sí.</text:p>
      <text:p text:style-name="P1"><text:soft-page-break/></text:p>
      <text:p text:style-name="P1">137. ¿Qué significa la faceta "whiteSpace" con el valor "collapse" en XSD?</text:p>
      <text:p text:style-name="P1">a) Que se eliminan todos los espacios del documento.</text:p>
      <text:p text:style-name="P1">b) Que los espacios en blanco múltiples se reducen a uno solo y se eliminan los de los extremos.</text:p>
      <text:p text:style-name="P1">c) Que el texto se pone en negrita.</text:p>
      <text:p text:style-name="P1">d) Que el archivo XML se borra automáticamente.</text:p>
      <text:p text:style-name="P1">SOLUCIÓN:</text:p>
      <text:p text:style-name="P1">a) ES INCORRECTA: No elimina el contenido, solo normaliza el espaciado.</text:p>
      <text:p text:style-name="P1">b) ES CORRECTA: Es la forma de limpiar datos de texto para que el validador no falle por espacios extra.</text:p>
      <text:p text:style-name="P1">c) ES INCORRECTA: XSD no tiene funciones de formato visual o estilo.</text:p>
      <text:p text:style-name="P1">d) ES INCORRECTA: Es una regla de procesamiento de cadenas, no de gestión de archivos.</text:p>
      <text:p text:style-name="P1"/>
      <text:p text:style-name="P1">138. ¿Qué es un "Anonymous Type" (Tipo Anónimo) en XSD?</text:p>
      <text:p text:style-name="P1">a) Un tipo de dato que no tiene nombre y se define dentro de un elemento.</text:p>
      <text:p text:style-name="P1">b) Un tipo de dato que oculta la información del usuario.</text:p>
      <text:p text:style-name="P1">c) Un error que ocurre cuando falta una etiqueta.</text:p>
      <text:p text:style-name="P1">d) Un tipo de XML que no se puede validar.</text:p>
      <text:p text:style-name="P1">SOLUCIÓN:</text:p>
      <text:p text:style-name="P1">a) ES CORRECTA: Se usa para tipos que no necesitan ser reutilizados en otros lugares del esquema.</text:p>
      <text:p text:style-name="P1">b) ES INCORRECTA: No tiene relación con la privacidad o el anonimato de datos personales.</text:p>
      <text:p text:style-name="P1">c) ES INCORRECTA: Es una estructura de diseño válida y muy común en esquemas complejos.</text:p>
      <text:p text:style-name="P1">d) ES INCORRECTA: Los tipos anónimos son perfectamente válidos y procesables.</text:p>
      <text:p text:style-name="P1"/>
      <text:p text:style-name="P1">139. ¿Cuál es el propósito del elemento &lt;xs:union&gt; en un esquema?</text:p>
      <text:p text:style-name="P1">a) Para fusionar dos archivos XML en uno solo.</text:p>
      <text:p text:style-name="P1">b) Para permitir que un valor cumpla con uno de varios tipos de datos posibles.</text:p>
      <text:p text:style-name="P1">c) Para sumar los valores de dos etiquetas numéricas.</text:p>
      <text:p text:style-name="P1">d) Para crear una tabla de base de datos.</text:p>
      <text:p text:style-name="P1">SOLUCIÓN:</text:p>
      <text:p text:style-name="P1">a) ES INCORRECTA: La fusión de archivos se gestiona con herramientas de procesamiento, no con XSD.</text:p>
      <text:p text:style-name="P1">b) ES CORRECTA: Permite, por ejemplo, que un dato sea un entero O una cadena de texto específica.</text:p>
      <text:p text:style-name="P1">c) ES INCORRECTA: XSD no realiza operaciones aritméticas de suma.</text:p>
      <text:p text:style-name="P1">d) ES INCORRECTA: XSD describe estructuras, no crea objetos de base de datos.</text:p>
      <text:p text:style-name="P1"/>
      <text:p text:style-name="P1">140. ¿Qué diferencia hay entre &lt;xs:include&gt; e &lt;xs:import&gt;?</text:p>
      <text:p text:style-name="P1">a) Include es para el mismo Namespace; Import es para Namespaces diferentes.</text:p>
      <text:p text:style-name="P1">b) Import es obligatorio y Include es opcional.</text:p>
      <text:p text:style-name="P1">c) Include borra el archivo original y Import lo copia.</text:p>
      <text:p text:style-name="P1">d) No hay diferencia, hacen exactamente lo mismo.</text:p>
      <text:p text:style-name="P1">SOLUCIÓN:</text:p>
      <text:p text:style-name="P1">a) ES CORRECTA: Es la regla de oro para la modularidad en esquemas XML avanzados.</text:p>
      <text:p text:style-name="P1">b) ES INCORRECTA: Ambos son opcionales y se usan según la necesidad del arquitecto de datos.</text:p>
      <text:p text:style-name="P1"><text:soft-page-break/>c) ES INCORRECTA: Son instrucciones de enlace lógico, no de manipulación de archivos.</text:p>
      <text:p text:style-name="P1">d) ES INCORRECTA: Tienen restricciones técnicas opuestas respecto al TargetNamespace.</text:p>
      <text:p text:style-name="P1"/>
      <text:p text:style-name="P1">141. ¿Qué es un elemento "Abstract" en XML Schema?</text:p>
      <text:p text:style-name="P1">a) Un elemento que no puede aparecer en el XML, solo sirve de base para otros.</text:p>
      <text:p text:style-name="P1">b) Un elemento que tiene un nombre invisible.</text:p>
      <text:p text:style-name="P1">c) Un elemento que solo puede contener números negativos.</text:p>
      <text:p text:style-name="P1">d) Un error que ocurre cuando el esquema es muy largo.</text:p>
      <text:p text:style-name="P1">SOLUCIÓN:</text:p>
      <text:p text:style-name="P1">a) ES CORRECTA: Se usa como plantilla para que otros elementos lo sustituyan (Substitution Groups).</text:p>
      <text:p text:style-name="P1">b) ES INCORRECTA: Todos los elementos en un esquema deben tener un nombre definido.</text:p>
      <text:p text:style-name="P1">c) ES INCORRECTA: La abstracción es una propiedad estructural, no de rango numérico.</text:p>
      <text:p text:style-name="P1">d) ES INCORRECTA: Es una característica avanzada de diseño orientado a objetos en XSD.</text:p>
      <text:p text:style-name="P1"/>
      <text:p text:style-name="P1">142. ¿Para qué sirve el atributo "fixed" en la declaración de un elemento XSD?</text:p>
      <text:p text:style-name="P1">a) Para que el elemento no se pueda borrar del archivo.</text:p>
      <text:p text:style-name="P1">b) Para obligar a que el elemento tenga un valor específico y constante.</text:p>
      <text:p text:style-name="P1">c) Para arreglar errores automáticamente.</text:p>
      <text:p text:style-name="P1">d) Para que el elemento siempre aparezca al principio.</text:p>
      <text:p text:style-name="P1">SOLUCIÓN:</text:p>
      <text:p text:style-name="P1">a) ES INCORRECTA: XML no tiene mecanismos para evitar el borrado físico de texto.</text:p>
      <text:p text:style-name="P1">b) ES CORRECTA: Si el elemento aparece, su contenido debe coincidir exactamente con el valor fixed.</text:p>
      <text:p text:style-name="P1">c) ES INCORRECTA: XSD no tiene funciones de reparación de código.</text:p>
      <text:p text:style-name="P1">d) ES INCORRECTA: La posición se define con indicadores como &lt;xs:sequence&gt;.</text:p>
      <text:p text:style-name="P1"/>
      <text:p text:style-name="P1">143. ¿Qué permite validar la faceta "totalDigits" en un tipo numérico?</text:p>
      <text:p text:style-name="P1">a) El número de decimales permitidos.</text:p>
      <text:p text:style-name="P1">b) La cantidad máxima de dígitos que puede tener el número en total.</text:p>
      <text:p text:style-name="P1">c) La suma de todos los números del archivo.</text:p>
      <text:p text:style-name="P1">d) Que el número sea divisible por 10.</text:p>
      <text:p text:style-name="P1">SOLUCIÓN:</text:p>
      <text:p text:style-name="P1">a) ES INCORRECTA: Para decimales se usa la faceta fractionDigits.</text:p>
      <text:p text:style-name="P1">b) ES CORRECTA: Por ejemplo, si totalDigits es 3, el valor máximo posible sería 999.</text:p>
      <text:p text:style-name="P1">c) ES INCORRECTA: XSD no realiza cálculos de agregación de datos.</text:p>
      <text:p text:style-name="P1">d) ES INCORRECTA: No existe una faceta para validar divisibilidad matemática.</text:p>
      <text:p text:style-name="P1"/>
      <text:p text:style-name="P1">144. ¿Cuál es la función del elemento &lt;xs:any&gt; en un ComplexType?</text:p>
      <text:p text:style-name="P1">a) Permitir que aparezca cualquier elemento hijo no definido explícitamente.</text:p>
      <text:p text:style-name="P1">b) Borrar cualquier error que encuentre el validador.</text:p>
      <text:p text:style-name="P1">c) Indicar que el XML puede tener cualquier nombre de archivo.</text:p>
      <text:p text:style-name="P1">d) Que el elemento raíz sea opcional.</text:p>
      <text:p text:style-name="P1">SOLUCIÓN:</text:p>
      <text:p text:style-name="P1">a) ES CORRECTA: Proporciona flexibilidad para incluir contenido de otros vocabularios.</text:p>
      <text:p text:style-name="P1">b) ES INCORRECTA: El validador nunca borra ni ignora errores de forma activa.</text:p>
      <text:p text:style-name="P1"><text:soft-page-break/>c) ES INCORRECTA: No tiene relación con el sistema de archivos (OS).</text:p>
      <text:p text:style-name="P1">d) ES INCORRECTA: El elemento raíz siempre es obligatorio en un XML bien formado.</text:p>
      <text:p text:style-name="P1"/>
      <text:p text:style-name="P1">145. ¿Qué significa "TargetNamespace" en un archivo XSD?</text:p>
      <text:p text:style-name="P1">a) El lugar donde se guardará el archivo en el disco duro.</text:p>
      <text:p text:style-name="P1">b) El espacio de nombres que el esquema está definiendo y validando.</text:p>
      <text:p text:style-name="P1">c) El nombre del usuario que creó el esquema.</text:p>
      <text:p text:style-name="P1">d) La dirección de correo electrónico para reportar errores.</text:p>
      <text:p text:style-name="P1">SOLUCIÓN:</text:p>
      <text:p text:style-name="P1">a) ES INCORRECTA: Es un identificador lógico (URI), no una ruta de carpeta física.</text:p>
      <text:p text:style-name="P1">b) ES CORRECTA: Vincula las definiciones del esquema con un Namespace específico.</text:p>
      <text:p text:style-name="P1">c) ES INCORRECTA: No se utiliza para metadatos de autoría personal.</text:p>
      <text:p text:style-name="P1">d) ES INCORRECTA: Es una dirección técnica, no de contacto humano.</text:p>
      <text:p text:style-name="P1"/>
      <text:p text:style-name="P1">146. ¿Cómo se define un comentario dentro de una DTD?</text:p>
      <text:p text:style-name="P1">a) // Comentario</text:p>
      <text:p text:style-name="P1">b) c) /* Comentario */</text:p>
      <text:p text:style-name="P1">d) # Comentario</text:p>
      <text:p text:style-name="P1">SOLUCIÓN:</text:p>
      <text:p text:style-name="P1">a) ES INCORRECTA: Esa es la sintaxis de comentarios en Java, C o JavaScript.</text:p>
      <text:p text:style-name="P1">b) ES CORRECTA: Las DTD usan la misma sintaxis de comentarios que el estándar XML.</text:p>
      <text:p text:style-name="P1">c) ES INCORRECTA: Esa sintaxis pertenece a CSS o lenguajes tipo C.</text:p>
      <text:p text:style-name="P1">d) ES INCORRECTA: Usado en lenguajes de scripting como Python o archivos de configuración.</text:p>
      <text:p text:style-name="P1"/>
      <text:p text:style-name="P1">147. ¿Qué es un "Substitution Group" en XSD?</text:p>
      <text:p text:style-name="P1">a) Un grupo de personas que escriben código.</text:p>
      <text:p text:style-name="P1">b) Un mecanismo para que un elemento pueda ser usado en lugar de otro elemento base.</text:p>
      <text:p text:style-name="P1">c) Una etiqueta que cambia de nombre cada vez que se abre.</text:p>
      <text:p text:style-name="P1">d) Un error que ocurre al copiar y pegar etiquetas.</text:p>
      <text:p text:style-name="P1">SOLUCIÓN:</text:p>
      <text:p text:style-name="P1">a) ES INCORRECTA: Es un concepto puramente técnico de la arquitectura de datos.</text:p>
      <text:p text:style-name="P1">b) ES CORRECTA: Permite polimorfismo, muy útil para vocabularios extensibles.</text:p>
      <text:p text:style-name="P1">c) ES INCORRECTA: Los nombres de etiquetas son estáticos y definidos.</text:p>
      <text:p text:style-name="P1">d) ES INCORRECTA: Es una funcionalidad avanzada y planificada, no un error accidental.</text:p>
      <text:p text:style-name="P1"/>
      <text:p text:style-name="P1">148. ¿Qué indica la palabra clave "NOTATION" en XML?</text:p>
      <text:p text:style-name="P1">a) Que el texto debe ser interpretado por una aplicación externa (ej: una imagen).</text:p>
      <text:p text:style-name="P1">b) Que el documento es una nota musical.</text:p>
      <text:p text:style-name="P1">c) Que el procesador debe ignorar todo el archivo.</text:p>
      <text:p text:style-name="P1">d) Que el archivo es secreto.</text:p>
      <text:p text:style-name="P1">SOLUCIÓN:</text:p>
      <text:p text:style-name="P1">a) ES CORRECTA: Identifica formatos de datos no-XML asociados al documento.</text:p>
      <text:p text:style-name="P1">b) ES INCORRECTA: No tiene relación con la música.</text:p>
      <text:p text:style-name="P1">c) ES INCORRECTA: El procesador debe analizarla para saber cómo manejar el dato.</text:p>
      <text:p text:style-name="P1">d) ES INCORRECTA: No es un mecanismo de privacidad o seguridad.</text:p>
      <text:p text:style-name="P1"/>
      <text:p text:style-name="P1"><text:soft-page-break/>149. En XSD, ¿qué hace la faceta "length"?</text:p>
      <text:p text:style-name="P1">a) Define la altura de la etiqueta en la pantalla.</text:p>
      <text:p text:style-name="P1">b) Obliga a que una cadena de texto tenga un número exacto de caracteres.</text:p>
      <text:p text:style-name="P1">c) Indica el peso en kilobytes del archivo.</text:p>
      <text:p text:style-name="P1">d) Mide el tiempo que tarda en cargarse el XML.</text:p>
      <text:p text:style-name="P1">SOLUCIÓN:</text:p>
      <text:p text:style-name="P1">a) ES INCORRECTA: XML no tiene representación visual nativa.</text:p>
      <text:p text:style-name="P1">b) ES CORRECTA: Si length es 5, el valor "Hola" (4) fallaría y "Mundo" (5) sería válido.</text:p>
      <text:p text:style-name="P1">c) ES INCORRECTA: Las facetas validan contenido, no propiedades del archivo en disco.</text:p>
      <text:p text:style-name="P1">d) ES INCORRECTA: No es una métrica de rendimiento.</text:p>
      <text:p text:style-name="P1"/>
      <text:p text:style-name="P1">150. ¿Para qué sirve el atributo 'xsi:noNamespaceSchemaLocation'?</text:p>
      <text:p text:style-name="P1">a) Para vincular un XSD cuando no se están usando espacios de nombres.</text:p>
      <text:p text:style-name="P1">b) Para prohibir el uso de esquemas en el documento.</text:p>
      <text:p text:style-name="P1">c) Para indicar que el esquema es secreto.</text:p>
      <text:p text:style-name="P1">d) Para borrar el prefijo de todas las etiquetas.</text:p>
      <text:p text:style-name="P1">SOLUCIÓN:</text:p>
      <text:p text:style-name="P1">a) ES CORRECTA: Es la alternativa a schemaLocation cuando el XML es plano (sin xmlns).</text:p>
      <text:p text:style-name="P1">b) ES INCORRECTA: Al contrario, sirve precisamente para facilitar la validación.</text:p>
      <text:p text:style-name="P1">c) ES INCORRECTA: Los esquemas referenciados deben ser accesibles para el procesador.</text:p>
      <text:p text:style-name="P1">d) ES INCORRECTA: No modifica la sintaxis de las etiquetas existentes.</text:p>
      <text:p text:style-name="P1"/>
      <text:h text:style-name="P8" text:outline-level="3"><text:span text:style-name="T5">EXTRA </text:span>SOBRE XML SCHEMA (XSD)</text:h>
      <text:p text:style-name="P9"/>
      <text:p text:style-name="P9">Si queremos que un elemento hijo "A" deba aparecer obligatoriamente ANTES que el elemento "B", ¿qué indicador de orden debemos usar?</text:p>
      <text:list text:style-name="L1">
        <text:list-item>
          <text:p text:style-name="P10">A) xs:sequence</text:p>
        </text:list-item>
        <text:list-item>
          <text:p text:style-name="P10">B) xs:all</text:p>
        </text:list-item>
        <text:list-item>
          <text:p text:style-name="P10">C) xs:choice</text:p>
        </text:list-item>
        <text:list-item>
          <text:p text:style-name="P10">D) xs:order</text:p>
        </text:list-item>
      </text:list>
      <text:p text:style-name="P11"><text:span text:style-name="T2">Solución:</text:span> <text:span text:style-name="T2">A</text:span></text:p>
      <text:list text:style-name="L2">
        <text:list-item>
          <text:p text:style-name="P12"><text:span text:style-name="T2">Correcta (A):</text:span> El indicador <text:span text:style-name="Source_20_Text">xs:sequence</text:span> obliga a que los elementos hijos aparezcan estrictamente en el orden exacto en que han sido declarados.</text:p>
        </text:list-item>
        <text:list-item>
          <text:p text:style-name="P12"><text:span text:style-name="T2">Incorrecta (B):</text:span> <text:span text:style-name="Source_20_Text">xs:all</text:span> permite que los elementos aparezcan en cualquier orden, lo cual rompe la regla de precedencia pedida.</text:p>
        </text:list-item>
        <text:list-item>
          <text:p text:style-name="P12"><text:span text:style-name="T2">Incorrecta (C):</text:span> <text:span text:style-name="Source_20_Text">xs:choice</text:span> permite elegir solo uno de los elementos de la lista, pero no establece una secuencia entre varios.</text:p>
        </text:list-item>
        <text:list-item>
          <text:p text:style-name="P12"><text:span text:style-name="T2">Incorrecta (D):</text:span> <text:span text:style-name="Source_20_Text">xs:order</text:span> no es una etiqueta válida en la especificación estándar de XML Schema para este propósito.</text:p>
        </text:list-item>
      </text:list>
      <text:p text:style-name="P9"><text:soft-page-break/>Para limitar un valor numérico a un rango específico (por ejemplo, de 0 a 59), ¿qué concepto de XSD se debe aplicar?</text:p>
      <text:list text:style-name="L3">
        <text:list-item>
          <text:p text:style-name="P13">A) Restricciones (o facetas)</text:p>
        </text:list-item>
        <text:list-item>
          <text:p text:style-name="P13">B) Extensiones de tipo complejo</text:p>
        </text:list-item>
        <text:list-item>
          <text:p text:style-name="P13">C) Atributos fijos (fixed)</text:p>
        </text:list-item>
        <text:list-item>
          <text:p text:style-name="P13">D) Indicadores de ocurrencia</text:p>
        </text:list-item>
      </text:list>
      <text:p text:style-name="P11"><text:span text:style-name="T2">Solución:</text:span> <text:span text:style-name="T2">A</text:span></text:p>
      <text:list text:style-name="L4">
        <text:list-item>
          <text:p text:style-name="P14"><text:span text:style-name="T2">Correcta (A):</text:span> Las "facetas" (como <text:span text:style-name="Source_20_Text">minInclusive</text:span> o <text:span text:style-name="Source_20_Text">maxInclusive</text:span>) son restricciones que se aplican a tipos simples para acotar sus valores.</text:p>
        </text:list-item>
        <text:list-item>
          <text:p text:style-name="P14"><text:span text:style-name="T2">Incorrecta (B):</text:span> Las extensiones sirven para añadir elementos o atributos a un tipo ya existente, no para limitar valores internos.</text:p>
        </text:list-item>
        <text:list-item>
          <text:p text:style-name="P14"><text:span text:style-name="T2">Incorrecta (C):</text:span> Un valor <text:span text:style-name="Source_20_Text">fixed</text:span> obliga a que el dato sea siempre el mismo, no permite un rango de diferentes valores.</text:p>
        </text:list-item>
        <text:list-item>
          <text:p text:style-name="P14"><text:span text:style-name="T2">Incorrecta (D):</text:span> Los indicadores de ocurrencia definen cuántas veces aparece el elemento, no qué valor hay dentro de él.</text:p>
        </text:list-item>
      </text:list>
      <text:p text:style-name="P9">¿Cómo se indica técnicamente en XSD que un elemento puede aparecer un número ilimitado de veces?</text:p>
      <text:list text:style-name="L5">
        <text:list-item>
          <text:p text:style-name="P15">A) maxOccurs="unbounded"</text:p>
        </text:list-item>
        <text:list-item>
          <text:p text:style-name="P15">B) minOccurs="0"</text:p>
        </text:list-item>
        <text:list-item>
          <text:p text:style-name="P15">C) maxOccurs="infinite"</text:p>
        </text:list-item>
        <text:list-item>
          <text:p text:style-name="P15">D) use="required"</text:p>
        </text:list-item>
      </text:list>
      <text:p text:style-name="P11"><text:span text:style-name="T2">Solución:</text:span> <text:span text:style-name="T2">A</text:span></text:p>
      <text:list text:style-name="L6">
        <text:list-item>
          <text:p text:style-name="P16"><text:span text:style-name="T2">Correcta (A):</text:span> La palabra clave <text:span text:style-name="Source_20_Text">unbounded</text:span> es el término técnico específico en la norma XSD para eliminar el límite máximo de repeticiones.</text:p>
        </text:list-item>
        <text:list-item>
          <text:p text:style-name="P16"><text:span text:style-name="T2">Incorrecta (B):</text:span> Esto indica que el elemento es opcional (puede aparecer 0 veces), pero no define que pueda aparecer infinitas veces.</text:p>
        </text:list-item>
        <text:list-item>
          <text:p text:style-name="P16"><text:span text:style-name="T2">Incorrecta (C):</text:span> Aunque lógicamente significa infinito, la palabra "infinite" no es válida en la sintaxis de XML Schema.</text:p>
        </text:list-item>
        <text:list-item>
          <text:p text:style-name="P16"><text:span text:style-name="T2">Incorrecta (D):</text:span> <text:span text:style-name="Source_20_Text">use="required"</text:span> es una propiedad para atributos que indica obligatoriedad, no tiene relación con el número de repeticiones de elementos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2T17:37:38.909614600</meta:creation-date>
    <dc:date>2026-02-10T18:30:18.061313300</dc:date>
    <meta:editing-duration>PT2H30M27S</meta:editing-duration>
    <meta:editing-cycles>7</meta:editing-cycles>
    <meta:generator>LibreOffice/25.8.3.2$Windows_X86_64 LibreOffice_project/8ca8d55c161d602844f5428fa4b58097424e324e</meta:generator>
    <meta:document-statistic meta:table-count="0" meta:image-count="0" meta:object-count="0" meta:page-count="39" meta:paragraph-count="1535" meta:word-count="13779" meta:character-count="81042" meta:non-whitespace-character-count="68818"/>
  </office:meta>
</office:document-meta>
</file>